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2f2f2" draw:opacity="50%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e6e6e6" draw:opacity="50%"/>
    </style:style>
    <style:style style:name="gr5" style:family="graphic" style:parent-style-name="standard">
      <style:graphic-properties draw:stroke="solid" svg:stroke-width="0.035cm" svg:stroke-color="#e6e6e6" svg:stroke-opacity="50%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ececec" draw:opacity="50%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solid" draw:fill-color="#103c5a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solid" draw:fill-color="#1f77b4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solid" draw:fill-color="#134a71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000000" draw:stroke-linejoin="round" svg:stroke-linecap="butt" draw:fill="solid" draw:fill-color="#804007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solid" draw:fill-color="#ff7f0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000000" draw:stroke-linejoin="round" svg:stroke-linecap="butt" draw:fill="solid" draw:fill-color="#9f4f09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000000" draw:stroke-linejoin="round" svg:stroke-linecap="butt" draw:fill="solid" draw:fill-color="#165016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000000" draw:stroke-linejoin="round" svg:stroke-linecap="butt" draw:fill="solid" draw:fill-color="#2ca02c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000000" draw:stroke-linejoin="round" svg:stroke-linecap="butt" draw:fill="solid" draw:fill-color="#1c641c" fo:padding-top="0.017cm" fo:padding-bottom="0.017cm" fo:padding-left="0.017cm" fo:padding-right="0.017cm"/>
    </style:style>
    <style:style style:name="P1" style:family="paragraph">
      <loext:graphic-properties draw:fill="solid" draw:fill-color="#ffffff"/>
      <style:text-properties style:font-name="Arial" fo:font-size="20pt"/>
    </style:style>
    <style:style style:name="P2" style:family="paragraph">
      <loext:graphic-properties draw:fill="solid" draw:fill-color="#f2f2f2" draw:opacity="50%"/>
      <style:text-properties style:font-name="Arial" fo:font-size="20pt"/>
    </style:style>
    <style:style style:name="P3" style:family="paragraph">
      <loext:graphic-properties draw:fill="none"/>
      <style:text-properties style:font-name="Arial" fo:font-size="20pt"/>
    </style:style>
    <style:style style:name="P4" style:family="paragraph">
      <loext:graphic-properties draw:fill="solid" draw:fill-color="#e6e6e6" draw:opacity="50%"/>
      <style:text-properties style:font-name="Arial" fo:font-size="20pt"/>
    </style:style>
    <style:style style:name="P5" style:family="paragraph">
      <loext:graphic-properties draw:fill="solid" draw:fill-color="#ececec" draw:opacity="50%"/>
      <style:text-properties style:font-name="Arial" fo:font-size="20pt"/>
    </style:style>
    <style:style style:name="P6" style:family="paragraph">
      <style:paragraph-properties fo:text-align="start" style:writing-mode="lr-tb"/>
      <style:text-properties style:font-name="Arial" fo:font-size="20pt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20pt" style:font-size-asian="20pt" style:font-size-complex="20pt"/>
    </style:style>
    <style:style style:name="P8" style:family="paragraph">
      <loext:graphic-properties draw:fill="solid" draw:fill-color="#103c5a"/>
      <style:text-properties style:font-name="Arial" fo:font-size="20pt"/>
    </style:style>
    <style:style style:name="P9" style:family="paragraph">
      <loext:graphic-properties draw:fill="solid" draw:fill-color="#1f77b4"/>
      <style:text-properties style:font-name="Arial" fo:font-size="20pt"/>
    </style:style>
    <style:style style:name="P10" style:family="paragraph">
      <loext:graphic-properties draw:fill="solid" draw:fill-color="#134a71"/>
      <style:text-properties style:font-name="Arial" fo:font-size="20pt"/>
    </style:style>
    <style:style style:name="P11" style:family="paragraph">
      <loext:graphic-properties draw:fill="solid" draw:fill-color="#804007"/>
      <style:text-properties style:font-name="Arial" fo:font-size="20pt"/>
    </style:style>
    <style:style style:name="P12" style:family="paragraph">
      <loext:graphic-properties draw:fill="solid" draw:fill-color="#ff7f0e"/>
      <style:text-properties style:font-name="Arial" fo:font-size="20pt"/>
    </style:style>
    <style:style style:name="P13" style:family="paragraph">
      <loext:graphic-properties draw:fill="solid" draw:fill-color="#9f4f09"/>
      <style:text-properties style:font-name="Arial" fo:font-size="20pt"/>
    </style:style>
    <style:style style:name="P14" style:family="paragraph">
      <loext:graphic-properties draw:fill="solid" draw:fill-color="#165016"/>
      <style:text-properties style:font-name="Arial" fo:font-size="20pt"/>
    </style:style>
    <style:style style:name="P15" style:family="paragraph">
      <loext:graphic-properties draw:fill="solid" draw:fill-color="#2ca02c"/>
      <style:text-properties style:font-name="Arial" fo:font-size="20pt"/>
    </style:style>
    <style:style style:name="P16" style:family="paragraph">
      <loext:graphic-properties draw:fill="solid" draw:fill-color="#1c641c"/>
      <style:text-properties style:font-name="Arial" fo:font-size="20pt"/>
    </style:style>
    <style:style style:name="T1" style:family="text">
      <style:text-properties fo:color="#000000" style:font-size-asian="20pt" style:font-name-complex="DejaVu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8.1cm" svg:height="7.62cm" svg:x="0cm" svg:y="0cm" svg:viewBox="0 0 38101 7621" draw:points="0,7621 38101,7621 38101,0 0,0">
          <text:p/>
        </draw:polygon>
        <draw:polygon draw:style-name="gr1" draw:text-style-name="P1" draw:layer="layout" svg:width="6.4cm" svg:height="6.672cm" svg:x="0.761cm" svg:y="0.478cm" svg:viewBox="0 0 6401 6673" draw:points="0,6673 6401,6673 6401,0 0,0">
          <text:p/>
        </draw:polygon>
        <draw:polygon draw:style-name="gr2" draw:text-style-name="P2" draw:layer="layout" svg:width="1.965cm" svg:height="4.761cm" svg:x="1.476cm" svg:y="0.914cm" svg:viewBox="0 0 1966 4762" draw:points="133,4762 1966,3127 1935,0 0,1471">
          <text:p/>
        </draw:polygon>
        <draw:polyline draw:style-name="gr3" draw:text-style-name="P3" draw:layer="layout" svg:width="1.965cm" svg:height="4.761cm" svg:x="1.476cm" svg:y="0.914cm" svg:viewBox="0 0 1966 4762" draw:points="133,4762 1966,3127 1935,0 0,1471">
          <text:p/>
        </draw:polyline>
        <draw:polygon draw:style-name="gr4" draw:text-style-name="P4" draw:layer="layout" svg:width="3.122cm" svg:height="4.04cm" svg:x="3.41cm" svg:y="0.914cm" svg:viewBox="0 0 3123 4041" draw:points="31,3127 2999,4041 3123,821 0,0">
          <text:p/>
        </draw:polygon>
        <draw:polyline draw:style-name="gr5" draw:text-style-name="P3" draw:layer="layout" svg:width="3.122cm" svg:height="4.04cm" svg:x="3.41cm" svg:y="0.914cm" svg:viewBox="0 0 3123 4041" draw:points="31,3127 2999,4041 3123,821 0,0">
          <text:p/>
        </draw:polyline>
        <draw:polygon draw:style-name="gr6" draw:text-style-name="P5" draw:layer="layout" svg:width="4.799cm" svg:height="2.7cm" svg:x="1.609cm" svg:y="4.04cm" svg:viewBox="0 0 4800 2701" draw:points="0,1636 3123,2701 4800,915 1833,0">
          <text:p/>
        </draw:polygon>
        <draw:polyline draw:style-name="gr7" draw:text-style-name="P3" draw:layer="layout" svg:width="4.799cm" svg:height="2.7cm" svg:x="1.609cm" svg:y="4.04cm" svg:viewBox="0 0 4800 2701" draw:points="0,1636 3123,2701 4800,915 1833,0">
          <text:p/>
        </draw:polyline>
        <draw:line draw:style-name="gr8" draw:text-style-name="P3" draw:layer="layout" svg:x1="1.609cm" svg:y1="5.675cm" svg:x2="4.732cm" svg:y2="6.741cm">
          <text:p/>
        </draw:line>
        <draw:polyline draw:style-name="gr9" draw:text-style-name="P3" draw:layer="layout" svg:width="1.807cm" svg:height="4.803cm" svg:x="2.15cm" svg:y="1.057cm" svg:viewBox="0 0 1808 4804" draw:points="0,4804 1808,3143 1803,0">
          <text:p/>
        </draw:polyline>
        <draw:polyline draw:style-name="gr9" draw:text-style-name="P3" draw:layer="layout" svg:width="1.802cm" svg:height="4.881cm" svg:x="3.134cm" svg:y="1.315cm" svg:viewBox="0 0 1803 4882" draw:points="0,4882 1760,3173 1803,0">
          <text:p/>
        </draw:polyline>
        <draw:polyline draw:style-name="gr9" draw:text-style-name="P3" draw:layer="layout" svg:width="1.801cm" svg:height="4.96cm" svg:x="4.148cm" svg:y="1.581cm" svg:viewBox="0 0 1802 4961" draw:points="0,4961 1708,3204 1802,0">
          <text:p/>
        </draw:polyline>
        <draw:line draw:style-name="gr8" draw:text-style-name="P3" draw:layer="layout" svg:x1="2.167cm" svg:y1="5.846cm" svg:x2="2.119cm" svg:y2="5.89cm">
          <text:p/>
        </draw:line>
        <draw:line draw:style-name="gr8" draw:text-style-name="P3" draw:layer="layout" svg:x1="3.15cm" svg:y1="6.181cm" svg:x2="3.104cm" svg:y2="6.226cm">
          <text:p/>
        </draw:line>
        <draw:frame draw:style-name="gr10" draw:text-style-name="P7" draw:layer="layout" svg:width="0.705cm" svg:height="0.788cm" svg:x="1.941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4.163cm" svg:y1="6.526cm" svg:x2="4.118cm" svg:y2="6.573cm">
          <text:p/>
        </draw:line>
        <draw:frame draw:style-name="gr10" draw:text-style-name="P7" draw:layer="layout" svg:width="0.705cm" svg:height="0.788cm" svg:x="2.838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6.409cm" svg:y1="4.954cm" svg:x2="4.731cm" svg:y2="6.741cm">
          <text:p/>
        </draw:line>
        <draw:polyline draw:style-name="gr9" draw:text-style-name="P3" draw:layer="layout" svg:width="3.206cm" svg:height="4.296cm" svg:x="1.847cm" svg:y="2.102cm" svg:viewBox="0 0 3207 4297" draw:points="0,0 112,3262 3207,4297">
          <text:p/>
        </draw:polyline>
        <draw:polyline draw:style-name="gr9" draw:text-style-name="P3" draw:layer="layout" svg:width="3.121cm" svg:height="4.193cm" svg:x="2.481cm" svg:y="1.62cm" svg:viewBox="0 0 3122 4194" draw:points="0,0 78,3208 3122,4194">
          <text:p/>
        </draw:polyline>
        <draw:polyline draw:style-name="gr9" draw:text-style-name="P3" draw:layer="layout" svg:width="3.041cm" svg:height="4.094cm" svg:x="3.084cm" svg:y="1.162cm" svg:viewBox="0 0 3042 4095" draw:points="0,0 47,3156 3042,4095">
          <text:p/>
        </draw:polyline>
        <draw:line draw:style-name="gr8" draw:text-style-name="P3" draw:layer="layout" svg:x1="5.027cm" svg:y1="6.389cm" svg:x2="5.105cm" svg:y2="6.416cm">
          <text:p/>
        </draw:line>
        <draw:frame draw:style-name="gr10" draw:text-style-name="P7" draw:layer="layout" svg:width="0.705cm" svg:height="0.788cm" svg:x="3.87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5.577cm" svg:y1="5.804cm" svg:x2="5.654cm" svg:y2="5.83cm">
          <text:p/>
        </draw:line>
        <draw:frame draw:style-name="gr10" draw:text-style-name="P7" draw:layer="layout" svg:width="0.705cm" svg:height="0.788cm" svg:x="5.1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6.1cm" svg:y1="5.248cm" svg:x2="6.176cm" svg:y2="5.272cm">
          <text:p/>
        </draw:line>
        <draw:frame draw:style-name="gr10" draw:text-style-name="P7" draw:layer="layout" svg:width="0.705cm" svg:height="0.788cm" svg:x="5.56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6.408cm" svg:y1="4.955cm" svg:x2="6.533cm" svg:y2="1.735cm">
          <text:p/>
        </draw:line>
        <draw:polyline draw:style-name="gr9" draw:text-style-name="P3" draw:layer="layout" svg:width="4.803cm" svg:height="1.633cm" svg:x="1.607cm" svg:y="3.98cm" svg:viewBox="0 0 4804 1634" draw:points="4804,914 1834,0 0,1634">
          <text:p/>
        </draw:polyline>
        <draw:polyline draw:style-name="gr9" draw:text-style-name="P3" draw:layer="layout" svg:width="4.851cm" svg:height="1.603cm" svg:x="1.582cm" svg:y="3.403cm" svg:viewBox="0 0 4852 1604" draw:points="4852,897 1854,0 0,1604">
          <text:p/>
        </draw:polyline>
        <draw:polyline draw:style-name="gr9" draw:text-style-name="P3" draw:layer="layout" svg:width="4.9cm" svg:height="1.573cm" svg:x="1.557cm" svg:y="2.814cm" svg:viewBox="0 0 4901 1574" draw:points="4901,879 1873,0 0,1574">
          <text:p/>
        </draw:polyline>
        <draw:polyline draw:style-name="gr9" draw:text-style-name="P3" draw:layer="layout" svg:width="4.948cm" svg:height="1.542cm" svg:x="1.532cm" svg:y="2.214cm" svg:viewBox="0 0 4949 1543" draw:points="4949,862 1892,0 0,1543">
          <text:p/>
        </draw:polyline>
        <draw:polyline draw:style-name="gr9" draw:text-style-name="P3" draw:layer="layout" svg:width="4.999cm" svg:height="1.508cm" svg:x="1.506cm" svg:y="1.603cm" svg:viewBox="0 0 5000 1509" draw:points="5000,843 1912,0 0,1509">
          <text:p/>
        </draw:polyline>
        <draw:polyline draw:style-name="gr9" draw:text-style-name="P3" draw:layer="layout" svg:width="5.051cm" svg:height="1.473cm" svg:x="1.479cm" svg:y="0.98cm" svg:viewBox="0 0 5052 1474" draw:points="5052,822 1933,0 0,1474">
          <text:p/>
        </draw:polyline>
        <draw:line draw:style-name="gr8" draw:text-style-name="P3" draw:layer="layout" svg:x1="6.386cm" svg:y1="4.885cm" svg:x2="6.461cm" svg:y2="4.909cm">
          <text:p/>
        </draw:line>
        <draw:frame draw:style-name="gr10" draw:text-style-name="P7" draw:layer="layout" svg:width="0.705cm" svg:height="0.788cm" svg:x="6.098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6.408cm" svg:y1="4.291cm" svg:x2="6.484cm" svg:y2="4.315cm">
          <text:p/>
        </draw:line>
        <draw:line draw:style-name="gr8" draw:text-style-name="P3" draw:layer="layout" svg:x1="6.431cm" svg:y1="3.686cm" svg:x2="6.508cm" svg:y2="3.709cm">
          <text:p/>
        </draw:line>
        <draw:line draw:style-name="gr8" draw:text-style-name="P3" draw:layer="layout" svg:x1="6.455cm" svg:y1="3.068cm" svg:x2="6.533cm" svg:y2="3.091cm">
          <text:p/>
        </draw:line>
        <draw:line draw:style-name="gr8" draw:text-style-name="P3" draw:layer="layout" svg:x1="6.479cm" svg:y1="2.438cm" svg:x2="6.557cm" svg:y2="2.46cm">
          <text:p/>
        </draw:line>
        <draw:line draw:style-name="gr8" draw:text-style-name="P3" draw:layer="layout" svg:x1="6.503cm" svg:y1="1.795cm" svg:x2="6.583cm" svg:y2="1.817cm">
          <text:p/>
        </draw:line>
        <draw:frame draw:style-name="gr10" draw:text-style-name="P7" draw:layer="layout" svg:width="0.984cm" svg:height="0.788cm" svg:x="6.419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36cm" svg:x="3.353cm" svg:y="4.12cm" svg:viewBox="0 0 742 237" draw:points="1,6 742,237 742,231 0,0">
          <text:p/>
        </draw:polygon>
        <draw:polygon draw:style-name="gr12" draw:text-style-name="P9" draw:layer="layout" svg:width="0.449cm" svg:height="0.407cm" svg:x="2.905cm" svg:y="4.12cm" svg:viewBox="0 0 450 408" draw:points="0,408 450,6 449,0 0,402">
          <text:p/>
        </draw:polygon>
        <draw:polygon draw:style-name="gr13" draw:text-style-name="P10" draw:layer="layout" svg:width="1.189cm" svg:height="0.639cm" svg:x="2.905cm" svg:y="4.126cm" svg:viewBox="0 0 1190 640" draw:points="0,402 751,640 1190,231 450,0">
          <text:p/>
        </draw:polygon>
        <draw:polygon draw:style-name="gr13" draw:text-style-name="P10" draw:layer="layout" svg:width="1.189cm" svg:height="0.639cm" svg:x="2.905cm" svg:y="4.12cm" svg:viewBox="0 0 1190 640" draw:points="0,402 751,640 1190,231 449,0">
          <text:p/>
        </draw:polygon>
        <draw:polygon draw:style-name="gr12" draw:text-style-name="P9" draw:layer="layout" svg:width="0.439cm" svg:height="0.415cm" svg:x="3.655cm" svg:y="4.35cm" svg:viewBox="0 0 440 416" draw:points="0,416 440,6 440,0 0,410">
          <text:p/>
        </draw:polygon>
        <draw:polygon draw:style-name="gr11" draw:text-style-name="P8" draw:layer="layout" svg:width="0.75cm" svg:height="0.244cm" svg:x="2.905cm" svg:y="4.521cm" svg:viewBox="0 0 751 245" draw:points="0,6 751,245 751,239 0,0">
          <text:p/>
        </draw:polygon>
        <draw:polygon draw:style-name="gr11" draw:text-style-name="P8" draw:layer="layout" svg:width="0.753cm" svg:height="0.27cm" svg:x="2.79cm" svg:y="4.6cm" svg:viewBox="0 0 754 271" draw:points="0,29 754,271 753,241 0,0">
          <text:p/>
        </draw:polygon>
        <draw:polygon draw:style-name="gr12" draw:text-style-name="P9" draw:layer="layout" svg:width="0.471cm" svg:height="0.45cm" svg:x="2.319cm" svg:y="4.6cm" svg:viewBox="0 0 472 451" draw:points="1,451 472,29 472,0 0,421">
          <text:p/>
        </draw:polygon>
        <draw:polygon draw:style-name="gr13" draw:text-style-name="P10" draw:layer="layout" svg:width="1.223cm" svg:height="0.671cm" svg:x="2.32cm" svg:y="4.629cm" svg:viewBox="0 0 1224 672" draw:points="0,422 763,672 1224,241 470,0">
          <text:p/>
        </draw:polygon>
        <draw:polygon draw:style-name="gr13" draw:text-style-name="P10" draw:layer="layout" svg:width="1.223cm" svg:height="0.669cm" svg:x="2.319cm" svg:y="4.6cm" svg:viewBox="0 0 1224 670" draw:points="0,421 763,670 1224,240 471,0">
          <text:p/>
        </draw:polygon>
        <draw:polygon draw:style-name="gr12" draw:text-style-name="P9" draw:layer="layout" svg:width="0.462cm" svg:height="0.46cm" svg:x="3.081cm" svg:y="4.84cm" svg:viewBox="0 0 463 461" draw:points="1,461 463,30 462,0 0,429">
          <text:p/>
        </draw:polygon>
        <draw:polygon draw:style-name="gr11" draw:text-style-name="P8" draw:layer="layout" svg:width="0.763cm" svg:height="0.28cm" svg:x="2.319cm" svg:y="5.02cm" svg:viewBox="0 0 764 281" draw:points="1,30 764,281 763,250 0,0">
          <text:p/>
        </draw:polygon>
        <draw:polygon draw:style-name="gr13" draw:text-style-name="P10" draw:layer="layout" svg:width="1.258cm" svg:height="0.704cm" svg:x="1.706cm" svg:y="5.157cm" svg:viewBox="0 0 1259 705" draw:points="0,442 774,705 1259,254 494,0">
          <text:p/>
        </draw:polygon>
        <draw:polygon draw:style-name="gr11" draw:text-style-name="P8" draw:layer="layout" svg:width="0.858cm" svg:height="3.329cm" svg:x="2.106cm" svg:y="2.081cm" svg:viewBox="0 0 859 3330" draw:points="94,3077 859,3330 803,228 0,0">
          <text:p/>
        </draw:polygon>
        <draw:polygon draw:style-name="gr12" draw:text-style-name="P9" draw:layer="layout" svg:width="0.614cm" svg:height="3.517cm" svg:x="1.585cm" svg:y="2.081cm" svg:viewBox="0 0 615 3518" draw:points="121,3518 615,3076 521,0 0,399">
          <text:p/>
        </draw:polygon>
        <draw:polygon draw:style-name="gr12" draw:text-style-name="P9" draw:layer="layout" svg:width="0.566cm" svg:height="3.552cm" svg:x="2.398cm" svg:y="2.309cm" svg:viewBox="0 0 567 3553" draw:points="81,3553 567,3102 511,0 0,409">
          <text:p/>
        </draw:polygon>
        <draw:polygon draw:style-name="gr11" draw:text-style-name="P8" draw:layer="layout" svg:width="0.894cm" svg:height="3.381cm" svg:x="1.585cm" svg:y="2.48cm" svg:viewBox="0 0 895 3382" draw:points="121,3119 895,3382 814,238 0,0">
          <text:p/>
        </draw:polygon>
        <draw:polygon draw:style-name="gr13" draw:text-style-name="P10" draw:layer="layout" svg:width="1.323cm" svg:height="0.637cm" svg:x="1.585cm" svg:y="2.081cm" svg:viewBox="0 0 1324 638" draw:points="0,400 814,638 1324,229 522,0">
          <text:p/>
        </draw:polygon>
        <draw:polygon draw:style-name="gr14" draw:text-style-name="P11" draw:layer="layout" svg:width="0.762cm" svg:height="0.285cm" svg:x="4.282cm" svg:y="4.365cm" svg:viewBox="0 0 763 286" draw:points="0,50 762,286 763,237 0,0">
          <text:p/>
        </draw:polygon>
        <draw:polygon draw:style-name="gr15" draw:text-style-name="P12" draw:layer="layout" svg:width="0.437cm" svg:height="0.461cm" svg:x="3.845cm" svg:y="4.365cm" svg:viewBox="0 0 438 462" draw:points="0,462 438,50 438,0 0,412">
          <text:p/>
        </draw:polygon>
        <draw:polygon draw:style-name="gr16" draw:text-style-name="P13" draw:layer="layout" svg:width="1.198cm" svg:height="0.657cm" svg:x="3.845cm" svg:y="4.414cm" svg:viewBox="0 0 1199 658" draw:points="0,412 772,658 1199,236 438,0">
          <text:p/>
        </draw:polygon>
        <draw:polygon draw:style-name="gr16" draw:text-style-name="P13" draw:layer="layout" svg:width="1.199cm" svg:height="0.656cm" svg:x="3.845cm" svg:y="4.365cm" svg:viewBox="0 0 1200 657" draw:points="0,411 773,657 1200,236 438,0">
          <text:p/>
        </draw:polygon>
        <draw:polygon draw:style-name="gr15" draw:text-style-name="P12" draw:layer="layout" svg:width="0.428cm" svg:height="0.47cm" svg:x="4.616cm" svg:y="4.601cm" svg:viewBox="0 0 429 471" draw:points="0,471 428,49 429,0 1,421">
          <text:p/>
        </draw:polygon>
        <draw:polygon draw:style-name="gr14" draw:text-style-name="P11" draw:layer="layout" svg:width="0.772cm" svg:height="0.295cm" svg:x="3.845cm" svg:y="4.776cm" svg:viewBox="0 0 773 296" draw:points="0,50 772,296 773,246 0,0">
          <text:p/>
        </draw:polygon>
        <draw:polygon draw:style-name="gr14" draw:text-style-name="P11" draw:layer="layout" svg:width="0.782cm" svg:height="0.914cm" svg:x="3.73cm" svg:y="4.264cm" svg:viewBox="0 0 783 915" draw:points="3,667 778,915 783,243 0,0">
          <text:p/>
        </draw:polygon>
        <draw:polygon draw:style-name="gr15" draw:text-style-name="P12" draw:layer="layout" svg:width="0.467cm" svg:height="1.099cm" svg:x="3.266cm" svg:y="4.264cm" svg:viewBox="0 0 468 1100" draw:points="9,1100 468,667 465,0 0,424">
          <text:p/>
        </draw:polygon>
        <draw:polygon draw:style-name="gr16" draw:text-style-name="P13" draw:layer="layout" svg:width="1.232cm" svg:height="0.689cm" svg:x="3.275cm" svg:y="4.931cm" svg:viewBox="0 0 1233 690" draw:points="0,433 783,690 1233,248 458,0">
          <text:p/>
        </draw:polygon>
        <draw:polygon draw:style-name="gr16" draw:text-style-name="P13" draw:layer="layout" svg:width="1.246cm" svg:height="0.676cm" svg:x="3.266cm" svg:y="4.264cm" svg:viewBox="0 0 1247 677" draw:points="0,425 792,677 1247,244 464,0">
          <text:p/>
        </draw:polygon>
        <draw:polygon draw:style-name="gr15" draw:text-style-name="P12" draw:layer="layout" svg:width="0.454cm" svg:height="1.113cm" svg:x="4.058cm" svg:y="4.507cm" svg:viewBox="0 0 455 1114" draw:points="0,1114 450,672 455,0 0,433">
          <text:p/>
        </draw:polygon>
        <draw:polygon draw:style-name="gr14" draw:text-style-name="P11" draw:layer="layout" svg:width="0.792cm" svg:height="0.932cm" svg:x="3.266cm" svg:y="4.688cm" svg:viewBox="0 0 793 933" draw:points="9,676 793,933 793,252 0,0">
          <text:p/>
        </draw:polygon>
        <draw:polygon draw:style-name="gr16" draw:text-style-name="P13" draw:layer="layout" svg:width="1.267cm" svg:height="0.724cm" svg:x="2.676cm" svg:y="5.474cm" svg:viewBox="0 0 1268 725" draw:points="0,453 797,725 1268,259 481,0">
          <text:p/>
        </draw:polygon>
        <draw:polygon draw:style-name="gr14" draw:text-style-name="P11" draw:layer="layout" svg:width="0.82cm" svg:height="2.619cm" svg:x="3.123cm" svg:y="3.114cm" svg:viewBox="0 0 821 2620" draw:points="34,2361 821,2620 817,241 0,0">
          <text:p/>
        </draw:polygon>
        <draw:polygon draw:style-name="gr15" draw:text-style-name="P12" draw:layer="layout" svg:width="0.536cm" svg:height="2.813cm" svg:x="2.621cm" svg:y="3.114cm" svg:viewBox="0 0 537 2814" draw:points="55,2814 537,2361 503,0 0,422">
          <text:p/>
        </draw:polygon>
        <draw:polygon draw:style-name="gr15" draw:text-style-name="P12" draw:layer="layout" svg:width="0.494cm" svg:height="2.843cm" svg:x="3.449cm" svg:y="3.355cm" svg:viewBox="0 0 495 2844" draw:points="23,2844 495,2379 491,0 0,433">
          <text:p/>
        </draw:polygon>
        <draw:polygon draw:style-name="gr14" draw:text-style-name="P11" draw:layer="layout" svg:width="0.851cm" svg:height="2.662cm" svg:x="2.621cm" svg:y="3.536cm" svg:viewBox="0 0 852 2663" draw:points="55,2392 852,2663 829,252 0,0">
          <text:p/>
        </draw:polygon>
        <draw:polygon draw:style-name="gr16" draw:text-style-name="P13" draw:layer="layout" svg:width="1.318cm" svg:height="0.674cm" svg:x="2.621cm" svg:y="3.114cm" svg:viewBox="0 0 1319 675" draw:points="0,422 829,675 1319,241 502,0">
          <text:p/>
        </draw:polygon>
        <draw:polygon draw:style-name="gr17" draw:text-style-name="P14" draw:layer="layout" svg:width="0.784cm" svg:height="0.296cm" svg:x="5.236cm" svg:y="4.656cm" svg:viewBox="0 0 785 297" draw:points="0,53 784,297 785,243 1,0">
          <text:p/>
        </draw:polygon>
        <draw:polygon draw:style-name="gr18" draw:text-style-name="P15" draw:layer="layout" svg:width="0.425cm" svg:height="0.477cm" svg:x="4.812cm" svg:y="4.656cm" svg:viewBox="0 0 426 478" draw:points="0,478 425,53 426,0 0,424">
          <text:p/>
        </draw:polygon>
        <draw:polygon draw:style-name="gr19" draw:text-style-name="P16" draw:layer="layout" svg:width="1.207cm" svg:height="0.676cm" svg:x="4.812cm" svg:y="4.709cm" svg:viewBox="0 0 1208 677" draw:points="0,425 794,677 1208,243 424,0">
          <text:p/>
        </draw:polygon>
        <draw:polygon draw:style-name="gr19" draw:text-style-name="P16" draw:layer="layout" svg:width="1.208cm" svg:height="0.674cm" svg:x="4.812cm" svg:y="4.656cm" svg:viewBox="0 0 1209 675" draw:points="0,424 795,675 1209,242 425,0">
          <text:p/>
        </draw:polygon>
        <draw:polygon draw:style-name="gr18" draw:text-style-name="P15" draw:layer="layout" svg:width="0.415cm" svg:height="0.487cm" svg:x="5.605cm" svg:y="4.898cm" svg:viewBox="0 0 416 488" draw:points="0,488 415,54 416,0 1,433">
          <text:p/>
        </draw:polygon>
        <draw:polygon draw:style-name="gr17" draw:text-style-name="P14" draw:layer="layout" svg:width="0.794cm" svg:height="0.306cm" svg:x="4.812cm" svg:y="5.079cm" svg:viewBox="0 0 795 307" draw:points="0,54 794,307 795,251 0,0">
          <text:p/>
        </draw:polygon>
        <draw:polygon draw:style-name="gr17" draw:text-style-name="P14" draw:layer="layout" svg:width="0.797cm" svg:height="0.324cm" svg:x="4.703cm" svg:y="5.171cm" svg:viewBox="0 0 798 325" draw:points="0,70 796,325 798,255 1,0">
          <text:p/>
        </draw:polygon>
        <draw:polygon draw:style-name="gr18" draw:text-style-name="P15" draw:layer="layout" svg:width="0.447cm" svg:height="0.514cm" svg:x="4.257cm" svg:y="5.171cm" svg:viewBox="0 0 448 515" draw:points="0,515 447,70 448,0 0,445">
          <text:p/>
        </draw:polygon>
        <draw:polygon draw:style-name="gr19" draw:text-style-name="P16" draw:layer="layout" svg:width="1.241cm" svg:height="0.709cm" svg:x="4.257cm" svg:y="5.241cm" svg:viewBox="0 0 1242 710" draw:points="0,445 807,710 1242,255 447,0">
          <text:p/>
        </draw:polygon>
        <draw:polygon draw:style-name="gr19" draw:text-style-name="P16" draw:layer="layout" svg:width="1.243cm" svg:height="0.708cm" svg:x="4.257cm" svg:y="5.171cm" svg:viewBox="0 0 1244 709" draw:points="0,445 809,709 1244,255 448,0">
          <text:p/>
        </draw:polygon>
        <draw:polygon draw:style-name="gr18" draw:text-style-name="P15" draw:layer="layout" svg:width="0.437cm" svg:height="0.525cm" svg:x="5.063cm" svg:y="5.425cm" svg:viewBox="0 0 438 526" draw:points="0,526 436,70 438,0 2,455">
          <text:p/>
        </draw:polygon>
        <draw:polygon draw:style-name="gr17" draw:text-style-name="P14" draw:layer="layout" svg:width="0.808cm" svg:height="0.335cm" svg:x="4.257cm" svg:y="5.615cm" svg:viewBox="0 0 809 336" draw:points="0,70 807,336 809,265 0,0">
          <text:p/>
        </draw:polygon>
        <draw:polygon draw:style-name="gr19" draw:text-style-name="P16" draw:layer="layout" svg:width="1.278cm" svg:height="0.746cm" svg:x="3.674cm" svg:y="5.799cm" svg:viewBox="0 0 1279 747" draw:points="0,467 821,747 1279,268 469,0">
          <text:p/>
        </draw:polygon>
        <draw:polygon draw:style-name="gr17" draw:text-style-name="P14" draw:layer="layout" svg:width="0.855cm" svg:height="3.306cm" svg:x="4.143cm" svg:y="2.761cm" svg:viewBox="0 0 856 3307" draw:points="0,3039 810,3307 856,244 5,0">
          <text:p/>
        </draw:polygon>
        <draw:polygon draw:style-name="gr18" draw:text-style-name="P15" draw:layer="layout" svg:width="0.493cm" svg:height="3.505cm" svg:x="3.655cm" svg:y="2.761cm" svg:viewBox="0 0 494 3506" draw:points="19,3506 489,3039 494,0 0,426">
          <text:p/>
        </draw:polygon>
        <draw:polygon draw:style-name="gr18" draw:text-style-name="P15" draw:layer="layout" svg:width="0.504cm" svg:height="3.54cm" svg:x="4.494cm" svg:y="3.005cm" svg:viewBox="0 0 505 3541" draw:points="0,3541 459,3063 505,0 24,436">
          <text:p/>
        </draw:polygon>
        <draw:polygon draw:style-name="gr17" draw:text-style-name="P14" draw:layer="layout" svg:width="0.863cm" svg:height="3.358cm" svg:x="3.655cm" svg:y="3.187cm" svg:viewBox="0 0 864 3359" draw:points="19,3080 840,3359 864,254 0,0">
          <text:p/>
        </draw:polygon>
        <draw:polygon draw:style-name="gr19" draw:text-style-name="P16" draw:layer="layout" svg:width="1.343cm" svg:height="0.68cm" svg:x="3.655cm" svg:y="2.761cm" svg:viewBox="0 0 1344 681" draw:points="0,427 863,681 1344,244 493,0">
          <text:p/>
        </draw:polygon>
        <draw:polygon draw:style-name="gr1" draw:text-style-name="P1" draw:layer="layout" svg:width="6.4cm" svg:height="6.672cm" svg:x="8.305cm" svg:y="0.478cm" svg:viewBox="0 0 6401 6673" draw:points="0,6673 6401,6673 6401,0 0,0">
          <text:p/>
        </draw:polygon>
        <draw:polygon draw:style-name="gr2" draw:text-style-name="P2" draw:layer="layout" svg:width="1.964cm" svg:height="4.761cm" svg:x="9.021cm" svg:y="0.914cm" svg:viewBox="0 0 1965 4762" draw:points="132,4762 1965,3127 1935,0 0,1471">
          <text:p/>
        </draw:polygon>
        <draw:polyline draw:style-name="gr3" draw:text-style-name="P3" draw:layer="layout" svg:width="1.964cm" svg:height="4.761cm" svg:x="9.021cm" svg:y="0.914cm" svg:viewBox="0 0 1965 4762" draw:points="132,4762 1965,3127 1935,0 0,1471">
          <text:p/>
        </draw:polyline>
        <draw:polygon draw:style-name="gr4" draw:text-style-name="P4" draw:layer="layout" svg:width="3.122cm" svg:height="4.04cm" svg:x="10.955cm" svg:y="0.914cm" svg:viewBox="0 0 3123 4041" draw:points="30,3127 2997,4041 3123,821 0,0">
          <text:p/>
        </draw:polygon>
        <draw:polyline draw:style-name="gr5" draw:text-style-name="P3" draw:layer="layout" svg:width="3.122cm" svg:height="4.04cm" svg:x="10.955cm" svg:y="0.914cm" svg:viewBox="0 0 3123 4041" draw:points="30,3127 2997,4041 3123,821 0,0">
          <text:p/>
        </draw:polyline>
        <draw:polygon draw:style-name="gr6" draw:text-style-name="P5" draw:layer="layout" svg:width="4.799cm" svg:height="2.7cm" svg:x="9.153cm" svg:y="4.04cm" svg:viewBox="0 0 4800 2701" draw:points="0,1636 3123,2701 4800,915 1832,0">
          <text:p/>
        </draw:polygon>
        <draw:polyline draw:style-name="gr7" draw:text-style-name="P3" draw:layer="layout" svg:width="4.799cm" svg:height="2.7cm" svg:x="9.153cm" svg:y="4.04cm" svg:viewBox="0 0 4800 2701" draw:points="0,1636 3123,2701 4800,915 1832,0">
          <text:p/>
        </draw:polyline>
        <draw:line draw:style-name="gr8" draw:text-style-name="P3" draw:layer="layout" svg:x1="9.153cm" svg:y1="5.675cm" svg:x2="12.276cm" svg:y2="6.741cm">
          <text:p/>
        </draw:line>
        <draw:polyline draw:style-name="gr9" draw:text-style-name="P3" draw:layer="layout" svg:width="1.806cm" svg:height="4.803cm" svg:x="9.695cm" svg:y="1.057cm" svg:viewBox="0 0 1807 4804" draw:points="0,4804 1807,3143 1802,0">
          <text:p/>
        </draw:polyline>
        <draw:polyline draw:style-name="gr9" draw:text-style-name="P3" draw:layer="layout" svg:width="1.802cm" svg:height="4.881cm" svg:x="10.679cm" svg:y="1.315cm" svg:viewBox="0 0 1803 4882" draw:points="0,4882 1759,3173 1803,0">
          <text:p/>
        </draw:polyline>
        <draw:polyline draw:style-name="gr9" draw:text-style-name="P3" draw:layer="layout" svg:width="1.802cm" svg:height="4.96cm" svg:x="11.692cm" svg:y="1.581cm" svg:viewBox="0 0 1803 4961" draw:points="0,4961 1709,3204 1803,0">
          <text:p/>
        </draw:polyline>
        <draw:line draw:style-name="gr8" draw:text-style-name="P3" draw:layer="layout" svg:x1="9.711cm" svg:y1="5.846cm" svg:x2="9.663cm" svg:y2="5.89cm">
          <text:p/>
        </draw:line>
        <draw:frame draw:style-name="gr10" draw:text-style-name="P7" draw:layer="layout" svg:width="0.984cm" svg:height="0.788cm" svg:x="6.552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10.695cm" svg:y1="6.181cm" svg:x2="10.648cm" svg:y2="6.226cm">
          <text:p/>
        </draw:line>
        <draw:frame draw:style-name="gr10" draw:text-style-name="P7" draw:layer="layout" svg:width="0.705cm" svg:height="0.788cm" svg:x="9.486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11.708cm" svg:y1="6.526cm" svg:x2="11.663cm" svg:y2="6.573cm">
          <text:p/>
        </draw:line>
        <draw:frame draw:style-name="gr10" draw:text-style-name="P7" draw:layer="layout" svg:width="0.705cm" svg:height="0.788cm" svg:x="10.383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13.953cm" svg:y1="4.954cm" svg:x2="12.275cm" svg:y2="6.741cm">
          <text:p/>
        </draw:line>
        <draw:polyline draw:style-name="gr9" draw:text-style-name="P3" draw:layer="layout" svg:width="3.205cm" svg:height="4.296cm" svg:x="9.392cm" svg:y="2.102cm" svg:viewBox="0 0 3206 4297" draw:points="0,0 112,3262 3206,4297">
          <text:p/>
        </draw:polyline>
        <draw:polyline draw:style-name="gr9" draw:text-style-name="P3" draw:layer="layout" svg:width="3.121cm" svg:height="4.193cm" svg:x="10.026cm" svg:y="1.62cm" svg:viewBox="0 0 3122 4194" draw:points="0,0 77,3208 3122,4194">
          <text:p/>
        </draw:polyline>
        <draw:polyline draw:style-name="gr9" draw:text-style-name="P3" draw:layer="layout" svg:width="3.041cm" svg:height="4.094cm" svg:x="10.628cm" svg:y="1.162cm" svg:viewBox="0 0 3042 4095" draw:points="0,0 48,3156 3042,4095">
          <text:p/>
        </draw:polyline>
        <draw:line draw:style-name="gr8" draw:text-style-name="P3" draw:layer="layout" svg:x1="12.571cm" svg:y1="6.389cm" svg:x2="12.65cm" svg:y2="6.416cm">
          <text:p/>
        </draw:line>
        <draw:frame draw:style-name="gr10" draw:text-style-name="P7" draw:layer="layout" svg:width="0.705cm" svg:height="0.788cm" svg:x="11.414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13.121cm" svg:y1="5.804cm" svg:x2="13.198cm" svg:y2="5.83cm">
          <text:p/>
        </draw:line>
        <draw:frame draw:style-name="gr10" draw:text-style-name="P7" draw:layer="layout" svg:width="0.705cm" svg:height="0.788cm" svg:x="12.644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13.644cm" svg:y1="5.248cm" svg:x2="13.72cm" svg:y2="5.272cm">
          <text:p/>
        </draw:line>
        <draw:frame draw:style-name="gr10" draw:text-style-name="P7" draw:layer="layout" svg:width="0.705cm" svg:height="0.788cm" svg:x="13.104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13.952cm" svg:y1="4.955cm" svg:x2="14.078cm" svg:y2="1.735cm">
          <text:p/>
        </draw:line>
        <draw:polyline draw:style-name="gr9" draw:text-style-name="P3" draw:layer="layout" svg:width="4.804cm" svg:height="1.633cm" svg:x="9.151cm" svg:y="3.98cm" svg:viewBox="0 0 4805 1634" draw:points="4805,914 1834,0 0,1634">
          <text:p/>
        </draw:polyline>
        <draw:polyline draw:style-name="gr9" draw:text-style-name="P3" draw:layer="layout" svg:width="4.852cm" svg:height="1.603cm" svg:x="9.126cm" svg:y="3.403cm" svg:viewBox="0 0 4853 1604" draw:points="4853,897 1853,0 0,1604">
          <text:p/>
        </draw:polyline>
        <draw:polyline draw:style-name="gr9" draw:text-style-name="P3" draw:layer="layout" svg:width="4.899cm" svg:height="1.573cm" svg:x="9.102cm" svg:y="2.814cm" svg:viewBox="0 0 4900 1574" draw:points="4900,879 1871,0 0,1574">
          <text:p/>
        </draw:polyline>
        <draw:polyline draw:style-name="gr9" draw:text-style-name="P3" draw:layer="layout" svg:width="4.949cm" svg:height="1.542cm" svg:x="9.076cm" svg:y="2.214cm" svg:viewBox="0 0 4950 1543" draw:points="4950,862 1891,0 0,1543">
          <text:p/>
        </draw:polyline>
        <draw:polyline draw:style-name="gr9" draw:text-style-name="P3" draw:layer="layout" svg:width="4.999cm" svg:height="1.508cm" svg:x="9.05cm" svg:y="1.603cm" svg:viewBox="0 0 5000 1509" draw:points="5000,843 1911,0 0,1509">
          <text:p/>
        </draw:polyline>
        <draw:polyline draw:style-name="gr9" draw:text-style-name="P3" draw:layer="layout" svg:width="5.05cm" svg:height="1.473cm" svg:x="9.024cm" svg:y="0.98cm" svg:viewBox="0 0 5051 1474" draw:points="5051,822 1931,0 0,1474">
          <text:p/>
        </draw:polyline>
        <draw:line draw:style-name="gr8" draw:text-style-name="P3" draw:layer="layout" svg:x1="13.93cm" svg:y1="4.885cm" svg:x2="14.005cm" svg:y2="4.909cm">
          <text:p/>
        </draw:line>
        <draw:frame draw:style-name="gr10" draw:text-style-name="P7" draw:layer="layout" svg:width="0.705cm" svg:height="0.788cm" svg:x="13.643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13.953cm" svg:y1="4.291cm" svg:x2="14.029cm" svg:y2="4.315cm">
          <text:p/>
        </draw:line>
        <draw:line draw:style-name="gr8" draw:text-style-name="P3" draw:layer="layout" svg:x1="13.976cm" svg:y1="3.686cm" svg:x2="14.053cm" svg:y2="3.709cm">
          <text:p/>
        </draw:line>
        <draw:line draw:style-name="gr8" draw:text-style-name="P3" draw:layer="layout" svg:x1="13.999cm" svg:y1="3.068cm" svg:x2="14.077cm" svg:y2="3.091cm">
          <text:p/>
        </draw:line>
        <draw:line draw:style-name="gr8" draw:text-style-name="P3" draw:layer="layout" svg:x1="14.023cm" svg:y1="2.438cm" svg:x2="14.102cm" svg:y2="2.46cm">
          <text:p/>
        </draw:line>
        <draw:line draw:style-name="gr8" draw:text-style-name="P3" draw:layer="layout" svg:x1="14.048cm" svg:y1="1.795cm" svg:x2="14.127cm" svg:y2="1.817cm">
          <text:p/>
        </draw:line>
        <draw:frame draw:style-name="gr10" draw:text-style-name="P7" draw:layer="layout" svg:width="0.984cm" svg:height="0.788cm" svg:x="13.963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6cm" svg:x="10.898cm" svg:y="4.096cm" svg:viewBox="0 0 742 261" draw:points="0,30 742,261 742,230 0,0">
          <text:p/>
        </draw:polygon>
        <draw:polygon draw:style-name="gr12" draw:text-style-name="P9" draw:layer="layout" svg:width="0.449cm" svg:height="0.431cm" svg:x="10.449cm" svg:y="4.096cm" svg:viewBox="0 0 450 432" draw:points="0,432 450,30 450,0 0,400">
          <text:p/>
        </draw:polygon>
        <draw:polygon draw:style-name="gr13" draw:text-style-name="P10" draw:layer="layout" svg:width="1.19cm" svg:height="0.639cm" svg:x="10.449cm" svg:y="4.126cm" svg:viewBox="0 0 1191 640" draw:points="0,402 750,640 1191,231 449,0">
          <text:p/>
        </draw:polygon>
        <draw:polygon draw:style-name="gr13" draw:text-style-name="P10" draw:layer="layout" svg:width="1.19cm" svg:height="0.638cm" svg:x="10.449cm" svg:y="4.096cm" svg:viewBox="0 0 1191 639" draw:points="0,401 750,639 1191,230 449,0">
          <text:p/>
        </draw:polygon>
        <draw:polygon draw:style-name="gr12" draw:text-style-name="P9" draw:layer="layout" svg:width="0.44cm" svg:height="0.44cm" svg:x="11.199cm" svg:y="4.325cm" svg:viewBox="0 0 441 441" draw:points="0,441 441,31 441,0 0,410">
          <text:p/>
        </draw:polygon>
        <draw:polygon draw:style-name="gr11" draw:text-style-name="P8" draw:layer="layout" svg:width="0.75cm" svg:height="0.269cm" svg:x="10.449cm" svg:y="4.496cm" svg:viewBox="0 0 751 270" draw:points="0,31 751,270 751,239 0,0">
          <text:p/>
        </draw:polygon>
        <draw:polygon draw:style-name="gr11" draw:text-style-name="P8" draw:layer="layout" svg:width="0.754cm" svg:height="0.33cm" svg:x="10.333cm" svg:y="4.54cm" svg:viewBox="0 0 755 331" draw:points="2,89 755,331 754,241 0,0">
          <text:p/>
        </draw:polygon>
        <draw:polygon draw:style-name="gr12" draw:text-style-name="P9" draw:layer="layout" svg:width="0.473cm" svg:height="0.51cm" svg:x="9.862cm" svg:y="4.54cm" svg:viewBox="0 0 474 511" draw:points="2,511 474,89 472,0 0,420">
          <text:p/>
        </draw:polygon>
        <draw:polygon draw:style-name="gr13" draw:text-style-name="P10" draw:layer="layout" svg:width="1.223cm" svg:height="0.671cm" svg:x="9.864cm" svg:y="4.629cm" svg:viewBox="0 0 1224 672" draw:points="0,422 763,672 1224,241 471,0">
          <text:p/>
        </draw:polygon>
        <draw:polygon draw:style-name="gr13" draw:text-style-name="P10" draw:layer="layout" svg:width="1.224cm" svg:height="0.669cm" svg:x="9.862cm" svg:y="4.54cm" svg:viewBox="0 0 1225 670" draw:points="0,419 764,670 1225,240 471,0">
          <text:p/>
        </draw:polygon>
        <draw:polygon draw:style-name="gr12" draw:text-style-name="P9" draw:layer="layout" svg:width="0.462cm" svg:height="0.52cm" svg:x="10.625cm" svg:y="4.78cm" svg:viewBox="0 0 463 521" draw:points="1,521 463,90 462,0 0,430">
          <text:p/>
        </draw:polygon>
        <draw:polygon draw:style-name="gr11" draw:text-style-name="P8" draw:layer="layout" svg:width="0.764cm" svg:height="0.341cm" svg:x="9.862cm" svg:y="4.959cm" svg:viewBox="0 0 765 342" draw:points="2,91 765,342 764,250 0,0">
          <text:p/>
        </draw:polygon>
        <draw:polygon draw:style-name="gr13" draw:text-style-name="P10" draw:layer="layout" svg:width="1.258cm" svg:height="0.704cm" svg:x="9.25cm" svg:y="5.157cm" svg:viewBox="0 0 1259 705" draw:points="0,442 775,705 1259,254 495,0">
          <text:p/>
        </draw:polygon>
        <draw:polygon draw:style-name="gr11" draw:text-style-name="P8" draw:layer="layout" svg:width="0.854cm" svg:height="3.235cm" svg:x="9.654cm" svg:y="2.175cm" svg:viewBox="0 0 855 3236" draw:points="90,2983 855,3236 801,229 0,0">
          <text:p/>
        </draw:polygon>
        <draw:polygon draw:style-name="gr12" draw:text-style-name="P9" draw:layer="layout" svg:width="0.611cm" svg:height="3.423cm" svg:x="9.133cm" svg:y="2.175cm" svg:viewBox="0 0 612 3424" draw:points="117,3424 612,2983 522,0 0,401">
          <text:p/>
        </draw:polygon>
        <draw:polygon draw:style-name="gr12" draw:text-style-name="P9" draw:layer="layout" svg:width="0.563cm" svg:height="3.457cm" svg:x="9.945cm" svg:y="2.404cm" svg:viewBox="0 0 564 3458" draw:points="79,3458 564,3007 510,0 0,411">
          <text:p/>
        </draw:polygon>
        <draw:polygon draw:style-name="gr11" draw:text-style-name="P8" draw:layer="layout" svg:width="0.891cm" svg:height="3.285cm" svg:x="9.133cm" svg:y="2.576cm" svg:viewBox="0 0 892 3286" draw:points="117,3023 892,3286 813,239 0,0">
          <text:p/>
        </draw:polygon>
        <draw:polygon draw:style-name="gr13" draw:text-style-name="P10" draw:layer="layout" svg:width="1.321cm" svg:height="0.64cm" svg:x="9.133cm" svg:y="2.175cm" svg:viewBox="0 0 1322 641" draw:points="0,402 813,641 1322,230 521,0">
          <text:p/>
        </draw:polygon>
        <draw:polygon draw:style-name="gr14" draw:text-style-name="P11" draw:layer="layout" svg:width="0.762cm" svg:height="0.289cm" svg:x="11.827cm" svg:y="4.361cm" svg:viewBox="0 0 763 290" draw:points="0,53 762,290 763,236 0,0">
          <text:p/>
        </draw:polygon>
        <draw:polygon draw:style-name="gr15" draw:text-style-name="P12" draw:layer="layout" svg:width="0.438cm" svg:height="0.465cm" svg:x="11.389cm" svg:y="4.361cm" svg:viewBox="0 0 439 466" draw:points="1,466 439,54 439,0 0,412">
          <text:p/>
        </draw:polygon>
        <draw:polygon draw:style-name="gr16" draw:text-style-name="P13" draw:layer="layout" svg:width="1.198cm" svg:height="0.657cm" svg:x="11.39cm" svg:y="4.414cm" svg:viewBox="0 0 1199 658" draw:points="0,412 771,658 1199,236 437,0">
          <text:p/>
        </draw:polygon>
        <draw:polygon draw:style-name="gr16" draw:text-style-name="P13" draw:layer="layout" svg:width="1.2cm" svg:height="0.656cm" svg:x="11.389cm" svg:y="4.361cm" svg:viewBox="0 0 1201 657" draw:points="0,411 773,657 1201,235 439,0">
          <text:p/>
        </draw:polygon>
        <draw:polygon draw:style-name="gr15" draw:text-style-name="P12" draw:layer="layout" svg:width="0.428cm" svg:height="0.475cm" svg:x="12.161cm" svg:y="4.596cm" svg:viewBox="0 0 429 476" draw:points="0,476 428,54 429,0 0,422">
          <text:p/>
        </draw:polygon>
        <draw:polygon draw:style-name="gr14" draw:text-style-name="P11" draw:layer="layout" svg:width="0.772cm" svg:height="0.299cm" svg:x="11.389cm" svg:y="4.772cm" svg:viewBox="0 0 773 300" draw:points="1,54 773,300 773,246 0,0">
          <text:p/>
        </draw:polygon>
        <draw:polygon draw:style-name="gr14" draw:text-style-name="P11" draw:layer="layout" svg:width="0.777cm" svg:height="0.533cm" svg:x="11.276cm" svg:y="4.645cm" svg:viewBox="0 0 778 534" draw:points="2,286 776,534 778,245 0,0">
          <text:p/>
        </draw:polygon>
        <draw:polygon draw:style-name="gr15" draw:text-style-name="P12" draw:layer="layout" svg:width="0.463cm" svg:height="0.718cm" svg:x="10.815cm" svg:y="4.645cm" svg:viewBox="0 0 464 719" draw:points="4,719 464,287 462,0 0,429">
          <text:p/>
        </draw:polygon>
        <draw:polygon draw:style-name="gr16" draw:text-style-name="P13" draw:layer="layout" svg:width="1.232cm" svg:height="0.689cm" svg:x="10.819cm" svg:y="4.931cm" svg:viewBox="0 0 1233 690" draw:points="0,433 784,690 1233,248 459,0">
          <text:p/>
        </draw:polygon>
        <draw:polygon draw:style-name="gr16" draw:text-style-name="P13" draw:layer="layout" svg:width="1.238cm" svg:height="0.684cm" svg:x="10.815cm" svg:y="4.645cm" svg:viewBox="0 0 1239 685" draw:points="0,428 788,685 1239,245 461,0">
          <text:p/>
        </draw:polygon>
        <draw:polygon draw:style-name="gr15" draw:text-style-name="P12" draw:layer="layout" svg:width="0.45cm" svg:height="0.73cm" svg:x="11.603cm" svg:y="4.89cm" svg:viewBox="0 0 451 731" draw:points="0,731 449,288 451,0 0,439">
          <text:p/>
        </draw:polygon>
        <draw:polygon draw:style-name="gr14" draw:text-style-name="P11" draw:layer="layout" svg:width="0.788cm" svg:height="0.547cm" svg:x="10.815cm" svg:y="5.073cm" svg:viewBox="0 0 789 548" draw:points="4,291 789,548 789,257 0,0">
          <text:p/>
        </draw:polygon>
        <draw:polygon draw:style-name="gr16" draw:text-style-name="P13" draw:layer="layout" svg:width="1.268cm" svg:height="0.724cm" svg:x="10.22cm" svg:y="5.474cm" svg:viewBox="0 0 1269 725" draw:points="0,453 798,725 1269,259 482,0">
          <text:p/>
        </draw:polygon>
        <draw:polygon draw:style-name="gr14" draw:text-style-name="P11" draw:layer="layout" svg:width="0.827cm" svg:height="3.028cm" svg:x="10.661cm" svg:y="2.705cm" svg:viewBox="0 0 828 3029" draw:points="41,2770 828,3029 823,239 0,0">
          <text:p/>
        </draw:polygon>
        <draw:polygon draw:style-name="gr15" draw:text-style-name="P12" draw:layer="layout" svg:width="0.546cm" svg:height="3.222cm" svg:x="10.156cm" svg:y="2.705cm" svg:viewBox="0 0 547 3223" draw:points="64,3223 547,2770 506,0 0,417">
          <text:p/>
        </draw:polygon>
        <draw:polygon draw:style-name="gr15" draw:text-style-name="P12" draw:layer="layout" svg:width="0.498cm" svg:height="3.254cm" svg:x="10.99cm" svg:y="2.944cm" svg:viewBox="0 0 499 3255" draw:points="27,3255 499,2790 494,0 0,426">
          <text:p/>
        </draw:polygon>
        <draw:polygon draw:style-name="gr14" draw:text-style-name="P11" draw:layer="layout" svg:width="0.861cm" svg:height="3.076cm" svg:x="10.156cm" svg:y="3.122cm" svg:viewBox="0 0 862 3077" draw:points="64,2806 862,3077 835,248 0,0">
          <text:p/>
        </draw:polygon>
        <draw:polygon draw:style-name="gr16" draw:text-style-name="P13" draw:layer="layout" svg:width="1.327cm" svg:height="0.665cm" svg:x="10.156cm" svg:y="2.705cm" svg:viewBox="0 0 1328 666" draw:points="0,418 834,666 1328,239 505,0">
          <text:p/>
        </draw:polygon>
        <draw:polygon draw:style-name="gr17" draw:text-style-name="P14" draw:layer="layout" svg:width="0.793cm" svg:height="0.567cm" svg:x="12.781cm" svg:y="4.385cm" svg:viewBox="0 0 794 568" draw:points="0,324 783,568 794,240 6,0">
          <text:p/>
        </draw:polygon>
        <draw:polygon draw:style-name="gr18" draw:text-style-name="P15" draw:layer="layout" svg:width="0.431cm" svg:height="0.748cm" svg:x="12.356cm" svg:y="4.385cm" svg:viewBox="0 0 432 749" draw:points="0,749 426,324 432,0 4,419">
          <text:p/>
        </draw:polygon>
        <draw:polygon draw:style-name="gr19" draw:text-style-name="P16" draw:layer="layout" svg:width="1.207cm" svg:height="0.676cm" svg:x="12.356cm" svg:y="4.709cm" svg:viewBox="0 0 1208 677" draw:points="0,425 794,677 1208,243 426,0">
          <text:p/>
        </draw:polygon>
        <draw:polygon draw:style-name="gr19" draw:text-style-name="P16" draw:layer="layout" svg:width="1.214cm" svg:height="0.668cm" svg:x="12.36cm" svg:y="4.385cm" svg:viewBox="0 0 1215 669" draw:points="0,419 798,669 1215,240 428,0">
          <text:p/>
        </draw:polygon>
        <draw:polygon draw:style-name="gr18" draw:text-style-name="P15" draw:layer="layout" svg:width="0.425cm" svg:height="0.76cm" svg:x="13.149cm" svg:y="4.625cm" svg:viewBox="0 0 426 761" draw:points="0,761 415,328 426,0 8,429">
          <text:p/>
        </draw:polygon>
        <draw:polygon draw:style-name="gr17" draw:text-style-name="P14" draw:layer="layout" svg:width="0.801cm" svg:height="0.581cm" svg:x="12.356cm" svg:y="4.804cm" svg:viewBox="0 0 802 582" draw:points="0,330 794,582 802,250 4,0">
          <text:p/>
        </draw:polygon>
        <draw:polygon draw:style-name="gr17" draw:text-style-name="P14" draw:layer="layout" svg:width="0.8cm" svg:height="0.442cm" svg:x="12.247cm" svg:y="5.053cm" svg:viewBox="0 0 801 443" draw:points="0,189 797,443 801,254 2,0">
          <text:p/>
        </draw:polygon>
        <draw:polygon draw:style-name="gr18" draw:text-style-name="P15" draw:layer="layout" svg:width="0.447cm" svg:height="0.632cm" svg:x="11.802cm" svg:y="5.053cm" svg:viewBox="0 0 448 633" draw:points="0,633 446,188 448,0 0,443">
          <text:p/>
        </draw:polygon>
        <draw:polygon draw:style-name="gr19" draw:text-style-name="P16" draw:layer="layout" svg:width="1.241cm" svg:height="0.709cm" svg:x="11.802cm" svg:y="5.241cm" svg:viewBox="0 0 1242 710" draw:points="0,445 806,710 1242,255 445,0">
          <text:p/>
        </draw:polygon>
        <draw:polygon draw:style-name="gr19" draw:text-style-name="P16" draw:layer="layout" svg:width="1.245cm" svg:height="0.705cm" svg:x="11.802cm" svg:y="5.053cm" svg:viewBox="0 0 1246 706" draw:points="0,443 810,706 1246,254 448,0">
          <text:p/>
        </draw:polygon>
        <draw:polygon draw:style-name="gr18" draw:text-style-name="P15" draw:layer="layout" svg:width="0.439cm" svg:height="0.644cm" svg:x="12.608cm" svg:y="5.306cm" svg:viewBox="0 0 440 645" draw:points="0,645 436,190 440,0 3,453">
          <text:p/>
        </draw:polygon>
        <draw:polygon draw:style-name="gr17" draw:text-style-name="P14" draw:layer="layout" svg:width="0.809cm" svg:height="0.455cm" svg:x="11.802cm" svg:y="5.495cm" svg:viewBox="0 0 810 456" draw:points="0,190 807,456 810,264 0,0">
          <text:p/>
        </draw:polygon>
        <draw:polygon draw:style-name="gr19" draw:text-style-name="P16" draw:layer="layout" svg:width="1.277cm" svg:height="0.746cm" svg:x="11.219cm" svg:y="5.799cm" svg:viewBox="0 0 1278 747" draw:points="0,467 820,747 1278,268 468,0">
          <text:p/>
        </draw:polygon>
        <draw:polygon draw:style-name="gr17" draw:text-style-name="P14" draw:layer="layout" svg:width="0.849cm" svg:height="2.87cm" svg:x="11.687cm" svg:y="3.197cm" svg:viewBox="0 0 850 2871" draw:points="0,2603 810,2871 850,247 4,0">
          <text:p/>
        </draw:polygon>
        <draw:polygon draw:style-name="gr18" draw:text-style-name="P15" draw:layer="layout" svg:width="0.489cm" svg:height="3.069cm" svg:x="11.202cm" svg:y="3.197cm" svg:viewBox="0 0 490 3070" draw:points="17,3070 486,2603 490,0 0,432">
          <text:p/>
        </draw:polygon>
        <draw:polygon draw:style-name="gr18" draw:text-style-name="P15" draw:layer="layout" svg:width="0.497cm" svg:height="3.101cm" svg:x="12.039cm" svg:y="3.444cm" svg:viewBox="0 0 498 3102" draw:points="0,3102 458,2624 498,0 20,443">
          <text:p/>
        </draw:polygon>
        <draw:polygon draw:style-name="gr17" draw:text-style-name="P14" draw:layer="layout" svg:width="0.857cm" svg:height="2.916cm" svg:x="11.202cm" svg:y="3.629cm" svg:viewBox="0 0 858 2917" draw:points="17,2638 838,2917 858,258 0,0">
          <text:p/>
        </draw:polygon>
        <draw:polygon draw:style-name="gr19" draw:text-style-name="P16" draw:layer="layout" svg:width="1.334cm" svg:height="0.69cm" svg:x="11.202cm" svg:y="3.197cm" svg:viewBox="0 0 1335 691" draw:points="0,432 858,691 1335,247 490,0">
          <text:p/>
        </draw:polygon>
        <draw:polygon draw:style-name="gr1" draw:text-style-name="P1" draw:layer="layout" svg:width="6.401cm" svg:height="6.672cm" svg:x="15.849cm" svg:y="0.478cm" svg:viewBox="0 0 6402 6673" draw:points="0,6673 6402,6673 6402,0 0,0">
          <text:p/>
        </draw:polygon>
        <draw:polygon draw:style-name="gr2" draw:text-style-name="P2" draw:layer="layout" svg:width="1.965cm" svg:height="4.761cm" svg:x="16.565cm" svg:y="0.914cm" svg:viewBox="0 0 1966 4762" draw:points="134,4762 1966,3127 1935,0 0,1471">
          <text:p/>
        </draw:polygon>
        <draw:polyline draw:style-name="gr3" draw:text-style-name="P3" draw:layer="layout" svg:width="1.965cm" svg:height="4.761cm" svg:x="16.565cm" svg:y="0.914cm" svg:viewBox="0 0 1966 4762" draw:points="134,4762 1966,3127 1935,0 0,1471">
          <text:p/>
        </draw:polyline>
        <draw:polygon draw:style-name="gr4" draw:text-style-name="P4" draw:layer="layout" svg:width="3.122cm" svg:height="4.04cm" svg:x="18.499cm" svg:y="0.914cm" svg:viewBox="0 0 3123 4041" draw:points="31,3127 2999,4041 3123,821 0,0">
          <text:p/>
        </draw:polygon>
        <draw:polyline draw:style-name="gr5" draw:text-style-name="P3" draw:layer="layout" svg:width="3.122cm" svg:height="4.04cm" svg:x="18.499cm" svg:y="0.914cm" svg:viewBox="0 0 3123 4041" draw:points="31,3127 2999,4041 3123,821 0,0">
          <text:p/>
        </draw:polyline>
        <draw:polygon draw:style-name="gr6" draw:text-style-name="P5" draw:layer="layout" svg:width="4.799cm" svg:height="2.7cm" svg:x="16.698cm" svg:y="4.04cm" svg:viewBox="0 0 4800 2701" draw:points="0,1636 3123,2701 4800,915 1833,0">
          <text:p/>
        </draw:polygon>
        <draw:polyline draw:style-name="gr7" draw:text-style-name="P3" draw:layer="layout" svg:width="4.799cm" svg:height="2.7cm" svg:x="16.698cm" svg:y="4.04cm" svg:viewBox="0 0 4800 2701" draw:points="0,1636 3123,2701 4800,915 1833,0">
          <text:p/>
        </draw:polyline>
        <draw:line draw:style-name="gr8" draw:text-style-name="P3" draw:layer="layout" svg:x1="16.698cm" svg:y1="5.675cm" svg:x2="19.821cm" svg:y2="6.741cm">
          <text:p/>
        </draw:line>
        <draw:polyline draw:style-name="gr9" draw:text-style-name="P3" draw:layer="layout" svg:width="1.806cm" svg:height="4.803cm" svg:x="17.239cm" svg:y="1.057cm" svg:viewBox="0 0 1807 4804" draw:points="0,4804 1807,3143 1803,0">
          <text:p/>
        </draw:polyline>
        <draw:polyline draw:style-name="gr9" draw:text-style-name="P3" draw:layer="layout" svg:width="1.802cm" svg:height="4.881cm" svg:x="18.223cm" svg:y="1.315cm" svg:viewBox="0 0 1803 4882" draw:points="0,4882 1760,3173 1803,0">
          <text:p/>
        </draw:polyline>
        <draw:polyline draw:style-name="gr9" draw:text-style-name="P3" draw:layer="layout" svg:width="1.801cm" svg:height="4.96cm" svg:x="19.237cm" svg:y="1.581cm" svg:viewBox="0 0 1802 4961" draw:points="0,4961 1708,3204 1802,0">
          <text:p/>
        </draw:polyline>
        <draw:line draw:style-name="gr8" draw:text-style-name="P3" draw:layer="layout" svg:x1="17.256cm" svg:y1="5.846cm" svg:x2="17.208cm" svg:y2="5.89cm">
          <text:p/>
        </draw:line>
        <draw:frame draw:style-name="gr10" draw:text-style-name="P7" draw:layer="layout" svg:width="0.984cm" svg:height="0.788cm" svg:x="14.097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18.239cm" svg:y1="6.181cm" svg:x2="18.193cm" svg:y2="6.226cm">
          <text:p/>
        </draw:line>
        <draw:frame draw:style-name="gr10" draw:text-style-name="P7" draw:layer="layout" svg:width="0.705cm" svg:height="0.788cm" svg:x="17.03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19.252cm" svg:y1="6.526cm" svg:x2="19.207cm" svg:y2="6.573cm">
          <text:p/>
        </draw:line>
        <draw:frame draw:style-name="gr10" draw:text-style-name="P7" draw:layer="layout" svg:width="0.705cm" svg:height="0.788cm" svg:x="17.927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21.498cm" svg:y1="4.954cm" svg:x2="19.82cm" svg:y2="6.741cm">
          <text:p/>
        </draw:line>
        <draw:polyline draw:style-name="gr9" draw:text-style-name="P3" draw:layer="layout" svg:width="3.205cm" svg:height="4.296cm" svg:x="16.936cm" svg:y="2.102cm" svg:viewBox="0 0 3206 4297" draw:points="0,0 112,3262 3206,4297">
          <text:p/>
        </draw:polyline>
        <draw:polyline draw:style-name="gr9" draw:text-style-name="P3" draw:layer="layout" svg:width="3.121cm" svg:height="4.193cm" svg:x="17.57cm" svg:y="1.62cm" svg:viewBox="0 0 3122 4194" draw:points="0,0 78,3208 3122,4194">
          <text:p/>
        </draw:polyline>
        <draw:polyline draw:style-name="gr9" draw:text-style-name="P3" draw:layer="layout" svg:width="3.041cm" svg:height="4.094cm" svg:x="18.173cm" svg:y="1.162cm" svg:viewBox="0 0 3042 4095" draw:points="0,0 47,3156 3042,4095">
          <text:p/>
        </draw:polyline>
        <draw:line draw:style-name="gr8" draw:text-style-name="P3" draw:layer="layout" svg:x1="20.116cm" svg:y1="6.389cm" svg:x2="20.194cm" svg:y2="6.416cm">
          <text:p/>
        </draw:line>
        <draw:frame draw:style-name="gr10" draw:text-style-name="P7" draw:layer="layout" svg:width="0.705cm" svg:height="0.788cm" svg:x="18.958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20.666cm" svg:y1="5.804cm" svg:x2="20.743cm" svg:y2="5.83cm">
          <text:p/>
        </draw:line>
        <draw:frame draw:style-name="gr10" draw:text-style-name="P7" draw:layer="layout" svg:width="0.705cm" svg:height="0.788cm" svg:x="20.189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21.189cm" svg:y1="5.248cm" svg:x2="21.265cm" svg:y2="5.272cm">
          <text:p/>
        </draw:line>
        <draw:frame draw:style-name="gr10" draw:text-style-name="P7" draw:layer="layout" svg:width="0.705cm" svg:height="0.788cm" svg:x="20.649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21.497cm" svg:y1="4.955cm" svg:x2="21.622cm" svg:y2="1.735cm">
          <text:p/>
        </draw:line>
        <draw:polyline draw:style-name="gr9" draw:text-style-name="P3" draw:layer="layout" svg:width="4.804cm" svg:height="1.633cm" svg:x="16.695cm" svg:y="3.98cm" svg:viewBox="0 0 4805 1634" draw:points="4805,914 1835,0 0,1634">
          <text:p/>
        </draw:polyline>
        <draw:polyline draw:style-name="gr9" draw:text-style-name="P3" draw:layer="layout" svg:width="4.851cm" svg:height="1.603cm" svg:x="16.671cm" svg:y="3.403cm" svg:viewBox="0 0 4852 1604" draw:points="4852,897 1853,0 0,1604">
          <text:p/>
        </draw:polyline>
        <draw:polyline draw:style-name="gr9" draw:text-style-name="P3" draw:layer="layout" svg:width="4.9cm" svg:height="1.573cm" svg:x="16.646cm" svg:y="2.814cm" svg:viewBox="0 0 4901 1574" draw:points="4901,879 1873,0 0,1574">
          <text:p/>
        </draw:polyline>
        <draw:polyline draw:style-name="gr9" draw:text-style-name="P3" draw:layer="layout" svg:width="4.948cm" svg:height="1.542cm" svg:x="16.621cm" svg:y="2.214cm" svg:viewBox="0 0 4949 1543" draw:points="4949,862 1892,0 0,1543">
          <text:p/>
        </draw:polyline>
        <draw:polyline draw:style-name="gr9" draw:text-style-name="P3" draw:layer="layout" svg:width="4.999cm" svg:height="1.508cm" svg:x="16.595cm" svg:y="1.603cm" svg:viewBox="0 0 5000 1509" draw:points="5000,843 1912,0 0,1509">
          <text:p/>
        </draw:polyline>
        <draw:polyline draw:style-name="gr9" draw:text-style-name="P3" draw:layer="layout" svg:width="5.05cm" svg:height="1.473cm" svg:x="16.568cm" svg:y="0.98cm" svg:viewBox="0 0 5051 1474" draw:points="5051,822 1933,0 0,1474">
          <text:p/>
        </draw:polyline>
        <draw:line draw:style-name="gr8" draw:text-style-name="P3" draw:layer="layout" svg:x1="21.474cm" svg:y1="4.885cm" svg:x2="21.55cm" svg:y2="4.909cm">
          <text:p/>
        </draw:line>
        <draw:frame draw:style-name="gr10" draw:text-style-name="P7" draw:layer="layout" svg:width="0.705cm" svg:height="0.788cm" svg:x="21.187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21.497cm" svg:y1="4.291cm" svg:x2="21.573cm" svg:y2="4.315cm">
          <text:p/>
        </draw:line>
        <draw:line draw:style-name="gr8" draw:text-style-name="P3" draw:layer="layout" svg:x1="21.52cm" svg:y1="3.686cm" svg:x2="21.597cm" svg:y2="3.709cm">
          <text:p/>
        </draw:line>
        <draw:line draw:style-name="gr8" draw:text-style-name="P3" draw:layer="layout" svg:x1="21.544cm" svg:y1="3.068cm" svg:x2="21.621cm" svg:y2="3.091cm">
          <text:p/>
        </draw:line>
        <draw:line draw:style-name="gr8" draw:text-style-name="P3" draw:layer="layout" svg:x1="21.568cm" svg:y1="2.438cm" svg:x2="21.646cm" svg:y2="2.46cm">
          <text:p/>
        </draw:line>
        <draw:line draw:style-name="gr8" draw:text-style-name="P3" draw:layer="layout" svg:x1="21.592cm" svg:y1="1.795cm" svg:x2="21.672cm" svg:y2="1.817cm">
          <text:p/>
        </draw:line>
        <draw:frame draw:style-name="gr10" draw:text-style-name="P7" draw:layer="layout" svg:width="0.984cm" svg:height="0.788cm" svg:x="21.508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49cm" svg:x="18.442cm" svg:y="4.107cm" svg:viewBox="0 0 742 250" draw:points="0,19 742,250 742,229 0,0">
          <text:p/>
        </draw:polygon>
        <draw:polygon draw:style-name="gr12" draw:text-style-name="P9" draw:layer="layout" svg:width="0.449cm" svg:height="0.42cm" svg:x="17.993cm" svg:y="4.107cm" svg:viewBox="0 0 450 421" draw:points="1,421 450,19 450,0 0,401">
          <text:p/>
        </draw:polygon>
        <draw:polygon draw:style-name="gr13" draw:text-style-name="P10" draw:layer="layout" svg:width="1.189cm" svg:height="0.639cm" svg:x="17.994cm" svg:y="4.126cm" svg:viewBox="0 0 1190 640" draw:points="0,402 751,640 1190,231 449,0">
          <text:p/>
        </draw:polygon>
        <draw:polygon draw:style-name="gr13" draw:text-style-name="P10" draw:layer="layout" svg:width="1.19cm" svg:height="0.639cm" svg:x="17.993cm" svg:y="4.107cm" svg:viewBox="0 0 1191 640" draw:points="0,401 752,640 1191,230 450,0">
          <text:p/>
        </draw:polygon>
        <draw:polygon draw:style-name="gr12" draw:text-style-name="P9" draw:layer="layout" svg:width="0.439cm" svg:height="0.429cm" svg:x="18.744cm" svg:y="4.336cm" svg:viewBox="0 0 440 430" draw:points="0,430 440,20 440,0 0,411">
          <text:p/>
        </draw:polygon>
        <draw:polygon draw:style-name="gr11" draw:text-style-name="P8" draw:layer="layout" svg:width="0.751cm" svg:height="0.258cm" svg:x="17.993cm" svg:y="4.507cm" svg:viewBox="0 0 752 259" draw:points="1,20 752,259 752,239 0,0">
          <text:p/>
        </draw:polygon>
        <draw:polygon draw:style-name="gr11" draw:text-style-name="P8" draw:layer="layout" svg:width="0.753cm" svg:height="0.291cm" svg:x="17.878cm" svg:y="4.579cm" svg:viewBox="0 0 754 292" draw:points="1,50 754,292 754,241 0,0">
          <text:p/>
        </draw:polygon>
        <draw:polygon draw:style-name="gr12" draw:text-style-name="P9" draw:layer="layout" svg:width="0.472cm" svg:height="0.471cm" svg:x="17.407cm" svg:y="4.579cm" svg:viewBox="0 0 473 472" draw:points="2,472 473,50 472,0 0,421">
          <text:p/>
        </draw:polygon>
        <draw:polygon draw:style-name="gr13" draw:text-style-name="P10" draw:layer="layout" svg:width="1.222cm" svg:height="0.671cm" svg:x="17.409cm" svg:y="4.629cm" svg:viewBox="0 0 1223 672" draw:points="0,422 762,672 1223,241 471,0">
          <text:p/>
        </draw:polygon>
        <draw:polygon draw:style-name="gr13" draw:text-style-name="P10" draw:layer="layout" svg:width="1.224cm" svg:height="0.669cm" svg:x="17.407cm" svg:y="4.579cm" svg:viewBox="0 0 1225 670" draw:points="0,420 764,670 1225,240 472,0">
          <text:p/>
        </draw:polygon>
        <draw:polygon draw:style-name="gr12" draw:text-style-name="P9" draw:layer="layout" svg:width="0.461cm" svg:height="0.481cm" svg:x="18.17cm" svg:y="4.819cm" svg:viewBox="0 0 462 482" draw:points="0,482 462,51 462,0 0,430">
          <text:p/>
        </draw:polygon>
        <draw:polygon draw:style-name="gr11" draw:text-style-name="P8" draw:layer="layout" svg:width="0.763cm" svg:height="0.301cm" svg:x="17.407cm" svg:y="4.999cm" svg:viewBox="0 0 764 302" draw:points="2,51 764,302 764,249 0,0">
          <text:p/>
        </draw:polygon>
        <draw:polygon draw:style-name="gr13" draw:text-style-name="P10" draw:layer="layout" svg:width="1.257cm" svg:height="0.704cm" svg:x="16.795cm" svg:y="5.157cm" svg:viewBox="0 0 1258 705" draw:points="0,442 774,705 1258,254 494,0">
          <text:p/>
        </draw:polygon>
        <draw:polygon draw:style-name="gr11" draw:text-style-name="P8" draw:layer="layout" svg:width="0.856cm" svg:height="3.291cm" svg:x="17.196cm" svg:y="2.119cm" svg:viewBox="0 0 857 3292" draw:points="92,3039 857,3292 803,229 0,0">
          <text:p/>
        </draw:polygon>
        <draw:polygon draw:style-name="gr12" draw:text-style-name="P9" draw:layer="layout" svg:width="0.612cm" svg:height="3.479cm" svg:x="16.676cm" svg:y="2.119cm" svg:viewBox="0 0 613 3480" draw:points="119,3480 613,3038 521,0 0,400">
          <text:p/>
        </draw:polygon>
        <draw:polygon draw:style-name="gr12" draw:text-style-name="P9" draw:layer="layout" svg:width="0.564cm" svg:height="3.513cm" svg:x="17.488cm" svg:y="2.348cm" svg:viewBox="0 0 565 3514" draw:points="80,3514 565,3063 511,0 0,410">
          <text:p/>
        </draw:polygon>
        <draw:polygon draw:style-name="gr11" draw:text-style-name="P8" draw:layer="layout" svg:width="0.892cm" svg:height="3.342cm" svg:x="16.676cm" svg:y="2.519cm" svg:viewBox="0 0 893 3343" draw:points="119,3080 893,3343 813,239 0,0">
          <text:p/>
        </draw:polygon>
        <draw:polygon draw:style-name="gr13" draw:text-style-name="P10" draw:layer="layout" svg:width="1.322cm" svg:height="0.639cm" svg:x="16.676cm" svg:y="2.119cm" svg:viewBox="0 0 1323 640" draw:points="0,401 812,640 1323,230 520,0">
          <text:p/>
        </draw:polygon>
        <draw:polygon draw:style-name="gr14" draw:text-style-name="P11" draw:layer="layout" svg:width="0.769cm" svg:height="0.713cm" svg:x="19.371cm" svg:y="3.937cm" svg:viewBox="0 0 770 714" draw:points="0,477 762,714 770,232 2,0">
          <text:p/>
        </draw:polygon>
        <draw:polygon draw:style-name="gr15" draw:text-style-name="P12" draw:layer="layout" svg:width="0.441cm" svg:height="0.889cm" svg:x="18.932cm" svg:y="3.937cm" svg:viewBox="0 0 442 890" draw:points="2,890 440,478 442,0 0,407">
          <text:p/>
        </draw:polygon>
        <draw:polygon draw:style-name="gr16" draw:text-style-name="P13" draw:layer="layout" svg:width="1.198cm" svg:height="0.657cm" svg:x="18.934cm" svg:y="4.414cm" svg:viewBox="0 0 1199 658" draw:points="0,412 771,658 1199,236 437,0">
          <text:p/>
        </draw:polygon>
        <draw:polygon draw:style-name="gr16" draw:text-style-name="P13" draw:layer="layout" svg:width="1.208cm" svg:height="0.647cm" svg:x="18.932cm" svg:y="3.937cm" svg:viewBox="0 0 1209 648" draw:points="0,407 778,648 1209,232 441,0">
          <text:p/>
        </draw:polygon>
        <draw:polygon draw:style-name="gr15" draw:text-style-name="P12" draw:layer="layout" svg:width="0.435cm" svg:height="0.902cm" svg:x="19.705cm" svg:y="4.169cm" svg:viewBox="0 0 436 903" draw:points="0,903 428,481 436,0 5,415">
          <text:p/>
        </draw:polygon>
        <draw:polygon draw:style-name="gr14" draw:text-style-name="P11" draw:layer="layout" svg:width="0.778cm" svg:height="0.728cm" svg:x="18.932cm" svg:y="4.343cm" svg:viewBox="0 0 779 729" draw:points="2,484 774,729 779,241 0,0">
          <text:p/>
        </draw:polygon>
        <draw:polygon draw:style-name="gr16" draw:text-style-name="P13" draw:layer="layout" svg:width="1.232cm" svg:height="0.689cm" svg:x="18.364cm" svg:y="4.931cm" svg:viewBox="0 0 1233 690" draw:points="0,433 784,690 1233,248 458,0">
          <text:p/>
        </draw:polygon>
        <draw:polygon draw:style-name="gr14" draw:text-style-name="P11" draw:layer="layout" svg:width="0.798cm" svg:height="2.188cm" svg:x="18.812cm" svg:y="2.99cm" svg:viewBox="0 0 799 2189" draw:points="10,1942 785,2189 799,233 0,0">
          <text:p/>
        </draw:polygon>
        <draw:polygon draw:style-name="gr15" draw:text-style-name="P12" draw:layer="layout" svg:width="0.483cm" svg:height="2.373cm" svg:x="18.339cm" svg:y="2.99cm" svg:viewBox="0 0 484 2374" draw:points="25,2374 484,1942 474,0 0,407">
          <text:p/>
        </draw:polygon>
        <draw:polygon draw:style-name="gr14" draw:text-style-name="P11" draw:layer="layout" svg:width="0.795cm" svg:height="0.858cm" svg:x="18.237cm" svg:y="4.875cm" svg:viewBox="0 0 796 859" draw:points="9,599 796,859 795,256 0,0">
          <text:p/>
        </draw:polygon>
        <draw:polygon draw:style-name="gr15" draw:text-style-name="P12" draw:layer="layout" svg:width="0.463cm" svg:height="2.397cm" svg:x="19.147cm" svg:y="3.223cm" svg:viewBox="0 0 464 2398" draw:points="0,2398 450,1956 464,0 1,417">
          <text:p/>
        </draw:polygon>
        <draw:polygon draw:style-name="gr15" draw:text-style-name="P12" draw:layer="layout" svg:width="0.495cm" svg:height="1.052cm" svg:x="17.751cm" svg:y="4.875cm" svg:viewBox="0 0 496 1053" draw:points="14,1053 496,599 487,0 0,446">
          <text:p/>
        </draw:polygon>
        <draw:polygon draw:style-name="gr16" draw:text-style-name="P13" draw:layer="layout" svg:width="1.267cm" svg:height="0.724cm" svg:x="17.765cm" svg:y="5.474cm" svg:viewBox="0 0 1268 725" draw:points="0,453 797,725 1268,259 481,0">
          <text:p/>
        </draw:polygon>
        <draw:polygon draw:style-name="gr14" draw:text-style-name="P11" draw:layer="layout" svg:width="0.809cm" svg:height="2.223cm" svg:x="18.339cm" svg:y="3.397cm" svg:viewBox="0 0 810 2224" draw:points="25,1966 809,2224 810,242 0,0">
          <text:p/>
        </draw:polygon>
        <draw:polygon draw:style-name="gr16" draw:text-style-name="P13" draw:layer="layout" svg:width="1.271cm" svg:height="0.649cm" svg:x="18.339cm" svg:y="2.99cm" svg:viewBox="0 0 1272 650" draw:points="0,407 810,650 1272,233 474,0">
          <text:p/>
        </draw:polygon>
        <draw:polygon draw:style-name="gr16" draw:text-style-name="P13" draw:layer="layout" svg:width="1.28cm" svg:height="0.712cm" svg:x="17.751cm" svg:y="4.875cm" svg:viewBox="0 0 1281 713" draw:points="0,446 804,713 1281,256 486,0">
          <text:p/>
        </draw:polygon>
        <draw:polygon draw:style-name="gr15" draw:text-style-name="P12" draw:layer="layout" svg:width="0.477cm" svg:height="1.067cm" svg:x="18.555cm" svg:y="5.131cm" svg:viewBox="0 0 478 1068" draw:points="6,1068 478,602 477,0 0,456">
          <text:p/>
        </draw:polygon>
        <draw:polygon draw:style-name="gr14" draw:text-style-name="P11" draw:layer="layout" svg:width="0.81cm" svg:height="0.877cm" svg:x="17.751cm" svg:y="5.321cm" svg:viewBox="0 0 811 878" draw:points="14,607 811,878 805,266 0,0">
          <text:p/>
        </draw:polygon>
        <draw:polygon draw:style-name="gr17" draw:text-style-name="P14" draw:layer="layout" svg:width="0.787cm" svg:height="0.384cm" svg:x="20.325cm" svg:y="4.568cm" svg:viewBox="0 0 788 385" draw:points="0,141 783,385 788,243 3,0">
          <text:p/>
        </draw:polygon>
        <draw:polygon draw:style-name="gr18" draw:text-style-name="P15" draw:layer="layout" svg:width="0.428cm" svg:height="0.565cm" svg:x="19.9cm" svg:y="4.568cm" svg:viewBox="0 0 429 566" draw:points="0,566 426,141 429,0 2,423">
          <text:p/>
        </draw:polygon>
        <draw:polygon draw:style-name="gr19" draw:text-style-name="P16" draw:layer="layout" svg:width="1.207cm" svg:height="0.676cm" svg:x="19.9cm" svg:y="4.709cm" svg:viewBox="0 0 1208 677" draw:points="0,425 793,677 1208,243 425,0">
          <text:p/>
        </draw:polygon>
        <draw:polygon draw:style-name="gr19" draw:text-style-name="P16" draw:layer="layout" svg:width="1.21cm" svg:height="0.673cm" svg:x="19.902cm" svg:y="4.568cm" svg:viewBox="0 0 1211 674" draw:points="0,422 796,674 1211,242 427,0">
          <text:p/>
        </draw:polygon>
        <draw:polygon draw:style-name="gr18" draw:text-style-name="P15" draw:layer="layout" svg:width="0.419cm" svg:height="0.575cm" svg:x="20.693cm" svg:y="4.81cm" svg:viewBox="0 0 420 576" draw:points="0,576 414,143 420,0 4,432">
          <text:p/>
        </draw:polygon>
        <draw:polygon draw:style-name="gr17" draw:text-style-name="P14" draw:layer="layout" svg:width="0.797cm" svg:height="0.395cm" svg:x="19.9cm" svg:y="4.99cm" svg:viewBox="0 0 798 396" draw:points="0,143 794,396 798,251 2,0">
          <text:p/>
        </draw:polygon>
        <draw:polygon draw:style-name="gr17" draw:text-style-name="P14" draw:layer="layout" svg:width="0.797cm" svg:height="0.331cm" svg:x="19.792cm" svg:y="5.164cm" svg:viewBox="0 0 798 332" draw:points="0,77 796,332 798,254 1,0">
          <text:p/>
        </draw:polygon>
        <draw:polygon draw:style-name="gr18" draw:text-style-name="P15" draw:layer="layout" svg:width="0.447cm" svg:height="0.521cm" svg:x="19.346cm" svg:y="5.164cm" svg:viewBox="0 0 448 522" draw:points="0,522 447,77 448,0 0,445">
          <text:p/>
        </draw:polygon>
        <draw:polygon draw:style-name="gr19" draw:text-style-name="P16" draw:layer="layout" svg:width="1.241cm" svg:height="0.709cm" svg:x="19.346cm" svg:y="5.241cm" svg:viewBox="0 0 1242 710" draw:points="0,445 806,710 1242,255 446,0">
          <text:p/>
        </draw:polygon>
        <draw:polygon draw:style-name="gr19" draw:text-style-name="P16" draw:layer="layout" svg:width="1.243cm" svg:height="0.708cm" svg:x="19.346cm" svg:y="5.164cm" svg:viewBox="0 0 1244 709" draw:points="0,445 808,709 1244,255 447,0">
          <text:p/>
        </draw:polygon>
        <draw:polygon draw:style-name="gr18" draw:text-style-name="P15" draw:layer="layout" svg:width="0.437cm" svg:height="0.532cm" svg:x="20.152cm" svg:y="5.418cm" svg:viewBox="0 0 438 533" draw:points="0,533 436,77 438,0 2,455">
          <text:p/>
        </draw:polygon>
        <draw:polygon draw:style-name="gr17" draw:text-style-name="P14" draw:layer="layout" svg:width="0.808cm" svg:height="0.342cm" svg:x="19.346cm" svg:y="5.608cm" svg:viewBox="0 0 809 343" draw:points="0,78 807,343 809,265 0,0">
          <text:p/>
        </draw:polygon>
        <draw:polygon draw:style-name="gr19" draw:text-style-name="P16" draw:layer="layout" svg:width="1.278cm" svg:height="0.746cm" svg:x="18.763cm" svg:y="5.799cm" svg:viewBox="0 0 1279 747" draw:points="0,467 820,747 1279,268 469,0">
          <text:p/>
        </draw:polygon>
        <draw:polygon draw:style-name="gr17" draw:text-style-name="P14" draw:layer="layout" svg:width="0.853cm" svg:height="3.199cm" svg:x="19.232cm" svg:y="2.868cm" svg:viewBox="0 0 854 3200" draw:points="0,2932 809,3200 854,245 4,0">
          <text:p/>
        </draw:polygon>
        <draw:polygon draw:style-name="gr18" draw:text-style-name="P15" draw:layer="layout" svg:width="0.491cm" svg:height="3.398cm" svg:x="18.745cm" svg:y="2.868cm" svg:viewBox="0 0 492 3399" draw:points="18,3399 488,2932 492,0 0,428">
          <text:p/>
        </draw:polygon>
        <draw:polygon draw:style-name="gr18" draw:text-style-name="P15" draw:layer="layout" svg:width="0.502cm" svg:height="3.432cm" svg:x="19.583cm" svg:y="3.113cm" svg:viewBox="0 0 503 3433" draw:points="0,3433 459,2955 503,0 23,438">
          <text:p/>
        </draw:polygon>
        <draw:polygon draw:style-name="gr17" draw:text-style-name="P14" draw:layer="layout" svg:width="0.861cm" svg:height="3.249cm" svg:x="18.745cm" svg:y="3.296cm" svg:viewBox="0 0 862 3250" draw:points="18,2971 839,3250 862,255 0,0">
          <text:p/>
        </draw:polygon>
        <draw:polygon draw:style-name="gr19" draw:text-style-name="P16" draw:layer="layout" svg:width="1.34cm" svg:height="0.683cm" svg:x="18.745cm" svg:y="2.868cm" svg:viewBox="0 0 1341 684" draw:points="0,429 862,684 1341,246 491,0">
          <text:p/>
        </draw:polygon>
        <draw:polygon draw:style-name="gr1" draw:text-style-name="P1" draw:layer="layout" svg:width="6.4cm" svg:height="6.672cm" svg:x="23.394cm" svg:y="0.478cm" svg:viewBox="0 0 6401 6673" draw:points="0,6673 6401,6673 6401,0 0,0">
          <text:p/>
        </draw:polygon>
        <draw:polygon draw:style-name="gr2" draw:text-style-name="P2" draw:layer="layout" svg:width="1.964cm" svg:height="4.761cm" svg:x="24.11cm" svg:y="0.914cm" svg:viewBox="0 0 1965 4762" draw:points="132,4762 1965,3127 1935,0 0,1471">
          <text:p/>
        </draw:polygon>
        <draw:polyline draw:style-name="gr3" draw:text-style-name="P3" draw:layer="layout" svg:width="1.964cm" svg:height="4.761cm" svg:x="24.11cm" svg:y="0.914cm" svg:viewBox="0 0 1965 4762" draw:points="132,4762 1965,3127 1935,0 0,1471">
          <text:p/>
        </draw:polyline>
        <draw:polygon draw:style-name="gr4" draw:text-style-name="P4" draw:layer="layout" svg:width="3.121cm" svg:height="4.04cm" svg:x="26.044cm" svg:y="0.914cm" svg:viewBox="0 0 3122 4041" draw:points="30,3127 2998,4041 3122,821 0,0">
          <text:p/>
        </draw:polygon>
        <draw:polyline draw:style-name="gr5" draw:text-style-name="P3" draw:layer="layout" svg:width="3.121cm" svg:height="4.04cm" svg:x="26.044cm" svg:y="0.914cm" svg:viewBox="0 0 3122 4041" draw:points="30,3127 2998,4041 3122,821 0,0">
          <text:p/>
        </draw:polyline>
        <draw:polygon draw:style-name="gr6" draw:text-style-name="P5" draw:layer="layout" svg:width="4.799cm" svg:height="2.7cm" svg:x="24.242cm" svg:y="4.04cm" svg:viewBox="0 0 4800 2701" draw:points="0,1636 3123,2701 4800,915 1832,0">
          <text:p/>
        </draw:polygon>
        <draw:polyline draw:style-name="gr7" draw:text-style-name="P3" draw:layer="layout" svg:width="4.799cm" svg:height="2.7cm" svg:x="24.242cm" svg:y="4.04cm" svg:viewBox="0 0 4800 2701" draw:points="0,1636 3123,2701 4800,915 1832,0">
          <text:p/>
        </draw:polyline>
        <draw:line draw:style-name="gr8" draw:text-style-name="P3" draw:layer="layout" svg:x1="24.242cm" svg:y1="5.675cm" svg:x2="27.365cm" svg:y2="6.741cm">
          <text:p/>
        </draw:line>
        <draw:polyline draw:style-name="gr9" draw:text-style-name="P3" draw:layer="layout" svg:width="1.806cm" svg:height="4.803cm" svg:x="24.784cm" svg:y="1.057cm" svg:viewBox="0 0 1807 4804" draw:points="0,4804 1807,3143 1802,0">
          <text:p/>
        </draw:polyline>
        <draw:polyline draw:style-name="gr9" draw:text-style-name="P3" draw:layer="layout" svg:width="1.802cm" svg:height="4.881cm" svg:x="25.768cm" svg:y="1.315cm" svg:viewBox="0 0 1803 4882" draw:points="0,4882 1759,3173 1803,0">
          <text:p/>
        </draw:polyline>
        <draw:polyline draw:style-name="gr9" draw:text-style-name="P3" draw:layer="layout" svg:width="1.802cm" svg:height="4.96cm" svg:x="26.781cm" svg:y="1.581cm" svg:viewBox="0 0 1803 4961" draw:points="0,4961 1708,3204 1803,0">
          <text:p/>
        </draw:polyline>
        <draw:line draw:style-name="gr8" draw:text-style-name="P3" draw:layer="layout" svg:x1="24.8cm" svg:y1="5.846cm" svg:x2="24.752cm" svg:y2="5.89cm">
          <text:p/>
        </draw:line>
        <draw:frame draw:style-name="gr10" draw:text-style-name="P7" draw:layer="layout" svg:width="0.984cm" svg:height="0.788cm" svg:x="21.641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25.784cm" svg:y1="6.181cm" svg:x2="25.737cm" svg:y2="6.226cm">
          <text:p/>
        </draw:line>
        <draw:frame draw:style-name="gr10" draw:text-style-name="P7" draw:layer="layout" svg:width="0.705cm" svg:height="0.788cm" svg:x="24.574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26.797cm" svg:y1="6.526cm" svg:x2="26.751cm" svg:y2="6.573cm">
          <text:p/>
        </draw:line>
        <draw:frame draw:style-name="gr10" draw:text-style-name="P7" draw:layer="layout" svg:width="0.705cm" svg:height="0.788cm" svg:x="25.472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29.042cm" svg:y1="4.954cm" svg:x2="27.364cm" svg:y2="6.741cm">
          <text:p/>
        </draw:line>
        <draw:polyline draw:style-name="gr9" draw:text-style-name="P3" draw:layer="layout" svg:width="3.205cm" svg:height="4.296cm" svg:x="24.481cm" svg:y="2.102cm" svg:viewBox="0 0 3206 4297" draw:points="0,0 112,3262 3206,4297">
          <text:p/>
        </draw:polyline>
        <draw:polyline draw:style-name="gr9" draw:text-style-name="P3" draw:layer="layout" svg:width="3.12cm" svg:height="4.193cm" svg:x="25.115cm" svg:y="1.62cm" svg:viewBox="0 0 3121 4194" draw:points="0,0 77,3208 3121,4194">
          <text:p/>
        </draw:polyline>
        <draw:polyline draw:style-name="gr9" draw:text-style-name="P3" draw:layer="layout" svg:width="3.041cm" svg:height="4.094cm" svg:x="25.717cm" svg:y="1.162cm" svg:viewBox="0 0 3042 4095" draw:points="0,0 47,3156 3042,4095">
          <text:p/>
        </draw:polyline>
        <draw:line draw:style-name="gr8" draw:text-style-name="P3" draw:layer="layout" svg:x1="27.66cm" svg:y1="6.389cm" svg:x2="27.739cm" svg:y2="6.416cm">
          <text:p/>
        </draw:line>
        <draw:frame draw:style-name="gr10" draw:text-style-name="P7" draw:layer="layout" svg:width="0.705cm" svg:height="0.788cm" svg:x="26.503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28.21cm" svg:y1="5.804cm" svg:x2="28.287cm" svg:y2="5.83cm">
          <text:p/>
        </draw:line>
        <draw:frame draw:style-name="gr10" draw:text-style-name="P7" draw:layer="layout" svg:width="0.705cm" svg:height="0.788cm" svg:x="27.733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28.733cm" svg:y1="5.248cm" svg:x2="28.809cm" svg:y2="5.272cm">
          <text:p/>
        </draw:line>
        <draw:frame draw:style-name="gr10" draw:text-style-name="P7" draw:layer="layout" svg:width="0.705cm" svg:height="0.788cm" svg:x="28.193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29.041cm" svg:y1="4.955cm" svg:x2="29.166cm" svg:y2="1.735cm">
          <text:p/>
        </draw:line>
        <draw:polyline draw:style-name="gr9" draw:text-style-name="P3" draw:layer="layout" svg:width="4.804cm" svg:height="1.633cm" svg:x="24.24cm" svg:y="3.98cm" svg:viewBox="0 0 4805 1634" draw:points="4805,914 1833,0 0,1634">
          <text:p/>
        </draw:polyline>
        <draw:polyline draw:style-name="gr9" draw:text-style-name="P3" draw:layer="layout" svg:width="4.852cm" svg:height="1.603cm" svg:x="24.215cm" svg:y="3.403cm" svg:viewBox="0 0 4853 1604" draw:points="4853,897 1853,0 0,1604">
          <text:p/>
        </draw:polyline>
        <draw:polyline draw:style-name="gr9" draw:text-style-name="P3" draw:layer="layout" svg:width="4.9cm" svg:height="1.573cm" svg:x="24.19cm" svg:y="2.814cm" svg:viewBox="0 0 4901 1574" draw:points="4901,879 1872,0 0,1574">
          <text:p/>
        </draw:polyline>
        <draw:polyline draw:style-name="gr9" draw:text-style-name="P3" draw:layer="layout" svg:width="4.949cm" svg:height="1.542cm" svg:x="24.165cm" svg:y="2.214cm" svg:viewBox="0 0 4950 1543" draw:points="4950,862 1891,0 0,1543">
          <text:p/>
        </draw:polyline>
        <draw:polyline draw:style-name="gr9" draw:text-style-name="P3" draw:layer="layout" svg:width="4.999cm" svg:height="1.508cm" svg:x="24.139cm" svg:y="1.603cm" svg:viewBox="0 0 5000 1509" draw:points="5000,843 1911,0 0,1509">
          <text:p/>
        </draw:polyline>
        <draw:polyline draw:style-name="gr9" draw:text-style-name="P3" draw:layer="layout" svg:width="5.051cm" svg:height="1.473cm" svg:x="24.112cm" svg:y="0.98cm" svg:viewBox="0 0 5052 1474" draw:points="5052,822 1932,0 0,1474">
          <text:p/>
        </draw:polyline>
        <draw:line draw:style-name="gr8" draw:text-style-name="P3" draw:layer="layout" svg:x1="29.019cm" svg:y1="4.885cm" svg:x2="29.094cm" svg:y2="4.909cm">
          <text:p/>
        </draw:line>
        <draw:frame draw:style-name="gr10" draw:text-style-name="P7" draw:layer="layout" svg:width="0.705cm" svg:height="0.788cm" svg:x="28.732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29.042cm" svg:y1="4.291cm" svg:x2="29.118cm" svg:y2="4.315cm">
          <text:p/>
        </draw:line>
        <draw:line draw:style-name="gr8" draw:text-style-name="P3" draw:layer="layout" svg:x1="29.065cm" svg:y1="3.686cm" svg:x2="29.142cm" svg:y2="3.709cm">
          <text:p/>
        </draw:line>
        <draw:line draw:style-name="gr8" draw:text-style-name="P3" draw:layer="layout" svg:x1="29.088cm" svg:y1="3.068cm" svg:x2="29.166cm" svg:y2="3.091cm">
          <text:p/>
        </draw:line>
        <draw:line draw:style-name="gr8" draw:text-style-name="P3" draw:layer="layout" svg:x1="29.112cm" svg:y1="2.438cm" svg:x2="29.191cm" svg:y2="2.46cm">
          <text:p/>
        </draw:line>
        <draw:line draw:style-name="gr8" draw:text-style-name="P3" draw:layer="layout" svg:x1="29.137cm" svg:y1="1.795cm" svg:x2="29.216cm" svg:y2="1.817cm">
          <text:p/>
        </draw:line>
        <draw:frame draw:style-name="gr10" draw:text-style-name="P7" draw:layer="layout" svg:width="0.984cm" svg:height="0.788cm" svg:x="29.052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58cm" svg:x="25.987cm" svg:y="4.098cm" svg:viewBox="0 0 742 259" draw:points="0,28 742,259 742,231 0,0">
          <text:p/>
        </draw:polygon>
        <draw:polygon draw:style-name="gr12" draw:text-style-name="P9" draw:layer="layout" svg:width="0.449cm" svg:height="0.429cm" svg:x="25.538cm" svg:y="4.098cm" svg:viewBox="0 0 450 430" draw:points="0,430 450,28 450,0 0,402">
          <text:p/>
        </draw:polygon>
        <draw:polygon draw:style-name="gr13" draw:text-style-name="P10" draw:layer="layout" svg:width="1.19cm" svg:height="0.639cm" svg:x="25.538cm" svg:y="4.126cm" svg:viewBox="0 0 1191 640" draw:points="0,402 751,640 1191,231 450,0">
          <text:p/>
        </draw:polygon>
        <draw:polygon draw:style-name="gr13" draw:text-style-name="P10" draw:layer="layout" svg:width="1.19cm" svg:height="0.639cm" svg:x="25.538cm" svg:y="4.098cm" svg:viewBox="0 0 1191 640" draw:points="0,402 751,640 1191,231 450,0">
          <text:p/>
        </draw:polygon>
        <draw:polygon draw:style-name="gr12" draw:text-style-name="P9" draw:layer="layout" svg:width="0.44cm" svg:height="0.437cm" svg:x="26.288cm" svg:y="4.328cm" svg:viewBox="0 0 441 438" draw:points="0,438 441,28 441,0 0,410">
          <text:p/>
        </draw:polygon>
        <draw:polygon draw:style-name="gr11" draw:text-style-name="P8" draw:layer="layout" svg:width="0.75cm" svg:height="0.266cm" svg:x="25.538cm" svg:y="4.499cm" svg:viewBox="0 0 751 267" draw:points="0,28 751,267 751,239 0,0">
          <text:p/>
        </draw:polygon>
        <draw:polygon draw:style-name="gr11" draw:text-style-name="P8" draw:layer="layout" svg:width="0.753cm" svg:height="0.269cm" svg:x="25.423cm" svg:y="4.601cm" svg:viewBox="0 0 754 270" draw:points="0,28 754,270 754,241 0,0">
          <text:p/>
        </draw:polygon>
        <draw:polygon draw:style-name="gr12" draw:text-style-name="P9" draw:layer="layout" svg:width="0.471cm" svg:height="0.449cm" svg:x="24.952cm" svg:y="4.601cm" svg:viewBox="0 0 472 450" draw:points="1,450 472,28 472,0 0,421">
          <text:p/>
        </draw:polygon>
        <draw:polygon draw:style-name="gr13" draw:text-style-name="P10" draw:layer="layout" svg:width="1.223cm" svg:height="0.671cm" svg:x="24.953cm" svg:y="4.629cm" svg:viewBox="0 0 1224 672" draw:points="0,422 763,672 1224,241 471,0">
          <text:p/>
        </draw:polygon>
        <draw:polygon draw:style-name="gr13" draw:text-style-name="P10" draw:layer="layout" svg:width="1.224cm" svg:height="0.67cm" svg:x="24.952cm" svg:y="4.601cm" svg:viewBox="0 0 1225 671" draw:points="0,421 763,671 1225,240 472,0">
          <text:p/>
        </draw:polygon>
        <draw:polygon draw:style-name="gr12" draw:text-style-name="P9" draw:layer="layout" svg:width="0.462cm" svg:height="0.459cm" svg:x="25.714cm" svg:y="4.841cm" svg:viewBox="0 0 463 460" draw:points="1,460 463,29 463,0 0,431">
          <text:p/>
        </draw:polygon>
        <draw:polygon draw:style-name="gr11" draw:text-style-name="P8" draw:layer="layout" svg:width="0.763cm" svg:height="0.279cm" svg:x="24.952cm" svg:y="5.021cm" svg:viewBox="0 0 764 280" draw:points="1,29 764,280 763,251 0,0">
          <text:p/>
        </draw:polygon>
        <draw:polygon draw:style-name="gr13" draw:text-style-name="P10" draw:layer="layout" svg:width="1.258cm" svg:height="0.704cm" svg:x="24.339cm" svg:y="5.157cm" svg:viewBox="0 0 1259 705" draw:points="0,442 775,705 1259,254 495,0">
          <text:p/>
        </draw:polygon>
        <draw:polygon draw:style-name="gr11" draw:text-style-name="P8" draw:layer="layout" svg:width="0.857cm" svg:height="3.306cm" svg:x="24.74cm" svg:y="2.104cm" svg:viewBox="0 0 858 3307" draw:points="93,3054 858,3307 803,229 0,0">
          <text:p/>
        </draw:polygon>
        <draw:polygon draw:style-name="gr12" draw:text-style-name="P9" draw:layer="layout" svg:width="0.614cm" svg:height="3.494cm" svg:x="24.219cm" svg:y="2.104cm" svg:viewBox="0 0 615 3495" draw:points="120,3495 615,3053 521,0 0,400">
          <text:p/>
        </draw:polygon>
        <draw:polygon draw:style-name="gr12" draw:text-style-name="P9" draw:layer="layout" svg:width="0.565cm" svg:height="3.528cm" svg:x="25.032cm" svg:y="2.333cm" svg:viewBox="0 0 566 3529" draw:points="81,3529 566,3078 511,0 0,410">
          <text:p/>
        </draw:polygon>
        <draw:polygon draw:style-name="gr11" draw:text-style-name="P8" draw:layer="layout" svg:width="0.894cm" svg:height="3.357cm" svg:x="24.219cm" svg:y="2.504cm" svg:viewBox="0 0 895 3358" draw:points="120,3095 895,3358 814,239 0,0">
          <text:p/>
        </draw:polygon>
        <draw:polygon draw:style-name="gr13" draw:text-style-name="P10" draw:layer="layout" svg:width="1.323cm" svg:height="0.639cm" svg:x="24.219cm" svg:y="2.104cm" svg:viewBox="0 0 1324 640" draw:points="0,401 814,640 1324,230 522,0">
          <text:p/>
        </draw:polygon>
        <draw:polygon draw:style-name="gr14" draw:text-style-name="P11" draw:layer="layout" svg:width="0.769cm" svg:height="0.717cm" svg:x="26.915cm" svg:y="3.933cm" svg:viewBox="0 0 770 718" draw:points="0,482 763,718 770,233 2,0">
          <text:p/>
        </draw:polygon>
        <draw:polygon draw:style-name="gr15" draw:text-style-name="P12" draw:layer="layout" svg:width="0.44cm" svg:height="0.893cm" svg:x="26.477cm" svg:y="3.933cm" svg:viewBox="0 0 441 894" draw:points="1,894 439,482 441,0 0,406">
          <text:p/>
        </draw:polygon>
        <draw:polygon draw:style-name="gr16" draw:text-style-name="P13" draw:layer="layout" svg:width="1.199cm" svg:height="0.657cm" svg:x="26.478cm" svg:y="4.414cm" svg:viewBox="0 0 1200 658" draw:points="0,412 772,658 1200,236 437,0">
          <text:p/>
        </draw:polygon>
        <draw:polygon draw:style-name="gr16" draw:text-style-name="P13" draw:layer="layout" svg:width="1.207cm" svg:height="0.647cm" svg:x="26.477cm" svg:y="3.933cm" svg:viewBox="0 0 1208 648" draw:points="0,406 778,648 1208,232 440,0">
          <text:p/>
        </draw:polygon>
        <draw:polygon draw:style-name="gr15" draw:text-style-name="P12" draw:layer="layout" svg:width="0.435cm" svg:height="0.906cm" svg:x="27.249cm" svg:y="4.165cm" svg:viewBox="0 0 436 907" draw:points="0,907 429,485 436,0 5,415">
          <text:p/>
        </draw:polygon>
        <draw:polygon draw:style-name="gr14" draw:text-style-name="P11" draw:layer="layout" svg:width="0.777cm" svg:height="0.733cm" svg:x="26.477cm" svg:y="4.338cm" svg:viewBox="0 0 778 734" draw:points="1,489 773,734 778,242 0,0">
          <text:p/>
        </draw:polygon>
        <draw:polygon draw:style-name="gr16" draw:text-style-name="P13" draw:layer="layout" svg:width="1.232cm" svg:height="0.689cm" svg:x="25.908cm" svg:y="4.931cm" svg:viewBox="0 0 1233 690" draw:points="0,433 785,690 1233,248 459,0">
          <text:p/>
        </draw:polygon>
        <draw:polygon draw:style-name="gr14" draw:text-style-name="P11" draw:layer="layout" svg:width="0.793cm" svg:height="1.768cm" svg:x="26.359cm" svg:y="3.41cm" svg:viewBox="0 0 794 1769" draw:points="8,1522 782,1769 794,236 0,0">
          <text:p/>
        </draw:polygon>
        <draw:polygon draw:style-name="gr15" draw:text-style-name="P12" draw:layer="layout" svg:width="0.479cm" svg:height="1.953cm" svg:x="25.888cm" svg:y="3.41cm" svg:viewBox="0 0 480 1954" draw:points="20,1954 480,1522 472,0 0,412">
          <text:p/>
        </draw:polygon>
        <draw:polygon draw:style-name="gr15" draw:text-style-name="P12" draw:layer="layout" svg:width="0.46cm" svg:height="1.974cm" svg:x="26.692cm" svg:y="3.646cm" svg:viewBox="0 0 461 1975" draw:points="0,1975 449,1533 461,0 0,422">
          <text:p/>
        </draw:polygon>
        <draw:polygon draw:style-name="gr14" draw:text-style-name="P11" draw:layer="layout" svg:width="0.804cm" svg:height="1.798cm" svg:x="25.888cm" svg:y="3.822cm" svg:viewBox="0 0 805 1799" draw:points="20,1542 805,1799 805,246 0,0">
          <text:p/>
        </draw:polygon>
        <draw:polygon draw:style-name="gr14" draw:text-style-name="P11" draw:layer="layout" svg:width="0.801cm" svg:height="1.268cm" svg:x="25.776cm" svg:y="4.465cm" svg:viewBox="0 0 802 1269" draw:points="15,1009 802,1269 800,253 0,0">
          <text:p/>
        </draw:polygon>
        <draw:polygon draw:style-name="gr16" draw:text-style-name="P13" draw:layer="layout" svg:width="1.268cm" svg:height="0.724cm" svg:x="25.309cm" svg:y="5.474cm" svg:viewBox="0 0 1269 725" draw:points="0,453 797,725 1269,259 482,0">
          <text:p/>
        </draw:polygon>
        <draw:polygon draw:style-name="gr16" draw:text-style-name="P13" draw:layer="layout" svg:width="1.264cm" svg:height="0.658cm" svg:x="25.888cm" svg:y="3.41cm" svg:viewBox="0 0 1265 659" draw:points="0,413 805,659 1265,237 472,0">
          <text:p/>
        </draw:polygon>
        <draw:polygon draw:style-name="gr15" draw:text-style-name="P12" draw:layer="layout" svg:width="0.505cm" svg:height="1.462cm" svg:x="25.286cm" svg:y="4.465cm" svg:viewBox="0 0 506 1463" draw:points="23,1463 506,1010 491,0 0,441">
          <text:p/>
        </draw:polygon>
        <draw:polygon draw:style-name="gr15" draw:text-style-name="P12" draw:layer="layout" svg:width="0.481cm" svg:height="1.48cm" svg:x="26.096cm" svg:y="4.718cm" svg:viewBox="0 0 482 1481" draw:points="9,1481 482,1016 480,0 0,451">
          <text:p/>
        </draw:polygon>
        <draw:polygon draw:style-name="gr16" draw:text-style-name="P13" draw:layer="layout" svg:width="1.289cm" svg:height="0.704cm" svg:x="25.286cm" svg:y="4.465cm" svg:viewBox="0 0 1290 705" draw:points="0,442 810,705 1290,254 490,0">
          <text:p/>
        </draw:polygon>
        <draw:polygon draw:style-name="gr14" draw:text-style-name="P11" draw:layer="layout" svg:width="0.819cm" svg:height="1.292cm" svg:x="25.286cm" svg:y="4.906cm" svg:viewBox="0 0 820 1293" draw:points="23,1022 820,1293 811,263 0,0">
          <text:p/>
        </draw:polygon>
        <draw:polygon draw:style-name="gr17" draw:text-style-name="P14" draw:layer="layout" svg:width="0.802cm" svg:height="0.848cm" svg:x="27.87cm" svg:y="4.104cm" svg:viewBox="0 0 803 849" draw:points="0,606 783,849 803,238 11,0">
          <text:p/>
        </draw:polygon>
        <draw:polygon draw:style-name="gr18" draw:text-style-name="P15" draw:layer="layout" svg:width="0.436cm" svg:height="1.029cm" svg:x="27.445cm" svg:y="4.104cm" svg:viewBox="0 0 437 1030" draw:points="0,1030 426,606 437,0 8,415">
          <text:p/>
        </draw:polygon>
        <draw:polygon draw:style-name="gr19" draw:text-style-name="P16" draw:layer="layout" svg:width="1.207cm" svg:height="0.676cm" svg:x="27.445cm" svg:y="4.709cm" svg:viewBox="0 0 1208 677" draw:points="0,425 793,677 1208,243 425,0">
          <text:p/>
        </draw:polygon>
        <draw:polygon draw:style-name="gr19" draw:text-style-name="P16" draw:layer="layout" svg:width="1.219cm" svg:height="0.663cm" svg:x="27.453cm" svg:y="4.104cm" svg:viewBox="0 0 1220 664" draw:points="0,416 801,664 1220,239 428,0">
          <text:p/>
        </draw:polygon>
        <draw:polygon draw:style-name="gr18" draw:text-style-name="P15" draw:layer="layout" svg:width="0.434cm" svg:height="1.043cm" svg:x="28.238cm" svg:y="4.342cm" svg:viewBox="0 0 435 1044" draw:points="0,1044 415,611 435,0 16,426">
          <text:p/>
        </draw:polygon>
        <draw:polygon draw:style-name="gr17" draw:text-style-name="P14" draw:layer="layout" svg:width="0.809cm" svg:height="0.866cm" svg:x="27.445cm" svg:y="4.519cm" svg:viewBox="0 0 810 867" draw:points="0,615 794,867 810,249 8,0">
          <text:p/>
        </draw:polygon>
        <draw:polygon draw:style-name="gr17" draw:text-style-name="P14" draw:layer="layout" svg:width="0.803cm" svg:height="0.56cm" svg:x="27.336cm" svg:y="4.935cm" svg:viewBox="0 0 804 561" draw:points="0,306 797,561 804,252 3,0">
          <text:p/>
        </draw:polygon>
        <draw:polygon draw:style-name="gr18" draw:text-style-name="P15" draw:layer="layout" svg:width="0.449cm" svg:height="0.75cm" svg:x="26.89cm" svg:y="4.935cm" svg:viewBox="0 0 450 751" draw:points="0,751 447,306 450,0 1,440">
          <text:p/>
        </draw:polygon>
        <draw:polygon draw:style-name="gr19" draw:text-style-name="P16" draw:layer="layout" svg:width="1.242cm" svg:height="0.709cm" svg:x="26.89cm" svg:y="5.241cm" svg:viewBox="0 0 1243 710" draw:points="0,445 807,710 1243,255 446,0">
          <text:p/>
        </draw:polygon>
        <draw:polygon draw:style-name="gr19" draw:text-style-name="P16" draw:layer="layout" svg:width="1.248cm" svg:height="0.703cm" svg:x="26.891cm" svg:y="4.935cm" svg:viewBox="0 0 1249 704" draw:points="0,441 811,704 1249,252 448,0">
          <text:p/>
        </draw:polygon>
        <draw:polygon draw:style-name="gr18" draw:text-style-name="P15" draw:layer="layout" svg:width="0.442cm" svg:height="0.763cm" svg:x="27.697cm" svg:y="5.187cm" svg:viewBox="0 0 443 764" draw:points="0,764 436,308 443,0 5,451">
          <text:p/>
        </draw:polygon>
        <draw:polygon draw:style-name="gr17" draw:text-style-name="P14" draw:layer="layout" svg:width="0.812cm" svg:height="0.575cm" svg:x="26.89cm" svg:y="5.375cm" svg:viewBox="0 0 813 576" draw:points="0,311 808,576 813,264 1,0">
          <text:p/>
        </draw:polygon>
        <draw:polygon draw:style-name="gr19" draw:text-style-name="P16" draw:layer="layout" svg:width="1.277cm" svg:height="0.746cm" svg:x="26.308cm" svg:y="5.799cm" svg:viewBox="0 0 1278 747" draw:points="0,467 820,747 1278,268 468,0">
          <text:p/>
        </draw:polygon>
        <draw:polygon draw:style-name="gr17" draw:text-style-name="P14" draw:layer="layout" svg:width="0.842cm" svg:height="2.433cm" svg:x="26.776cm" svg:y="3.634cm" svg:viewBox="0 0 843 2434" draw:points="0,2166 810,2434 843,252 4,0">
          <text:p/>
        </draw:polygon>
        <draw:polygon draw:style-name="gr18" draw:text-style-name="P15" draw:layer="layout" svg:width="0.486cm" svg:height="2.632cm" svg:x="26.294cm" svg:y="3.634cm" svg:viewBox="0 0 487 2633" draw:points="14,2633 483,2166 487,0 0,440">
          <text:p/>
        </draw:polygon>
        <draw:polygon draw:style-name="gr18" draw:text-style-name="P15" draw:layer="layout" svg:width="0.49cm" svg:height="2.66cm" svg:x="27.128cm" svg:y="3.885cm" svg:viewBox="0 0 491 2661" draw:points="0,2661 458,2183 491,0 16,450">
          <text:p/>
        </draw:polygon>
        <draw:polygon draw:style-name="gr17" draw:text-style-name="P14" draw:layer="layout" svg:width="0.85cm" svg:height="2.472cm" svg:x="26.294cm" svg:y="4.073cm" svg:viewBox="0 0 851 2473" draw:points="14,2194 835,2473 851,261 0,0">
          <text:p/>
        </draw:polygon>
        <draw:polygon draw:style-name="gr19" draw:text-style-name="P16" draw:layer="layout" svg:width="1.324cm" svg:height="0.7cm" svg:x="26.294cm" svg:y="3.634cm" svg:viewBox="0 0 1325 701" draw:points="0,440 851,701 1325,252 486,0">
          <text:p/>
        </draw:polygon>
        <draw:polygon draw:style-name="gr1" draw:text-style-name="P1" draw:layer="layout" svg:width="6.4cm" svg:height="6.672cm" svg:x="30.938cm" svg:y="0.478cm" svg:viewBox="0 0 6401 6673" draw:points="0,6673 6401,6673 6401,0 0,0">
          <text:p/>
        </draw:polygon>
        <draw:polygon draw:style-name="gr2" draw:text-style-name="P2" draw:layer="layout" svg:width="1.964cm" svg:height="4.761cm" svg:x="31.654cm" svg:y="0.914cm" svg:viewBox="0 0 1965 4762" draw:points="133,4762 1965,3127 1935,0 0,1471">
          <text:p/>
        </draw:polygon>
        <draw:polyline draw:style-name="gr3" draw:text-style-name="P3" draw:layer="layout" svg:width="1.964cm" svg:height="4.761cm" svg:x="31.654cm" svg:y="0.914cm" svg:viewBox="0 0 1965 4762" draw:points="133,4762 1965,3127 1935,0 0,1471">
          <text:p/>
        </draw:polyline>
        <draw:polygon draw:style-name="gr4" draw:text-style-name="P4" draw:layer="layout" svg:width="3.122cm" svg:height="4.04cm" svg:x="33.588cm" svg:y="0.914cm" svg:viewBox="0 0 3123 4041" draw:points="30,3127 2999,4041 3123,821 0,0">
          <text:p/>
        </draw:polygon>
        <draw:polyline draw:style-name="gr5" draw:text-style-name="P3" draw:layer="layout" svg:width="3.122cm" svg:height="4.04cm" svg:x="33.588cm" svg:y="0.914cm" svg:viewBox="0 0 3123 4041" draw:points="30,3127 2999,4041 3123,821 0,0">
          <text:p/>
        </draw:polyline>
        <draw:polygon draw:style-name="gr6" draw:text-style-name="P5" draw:layer="layout" svg:width="4.799cm" svg:height="2.7cm" svg:x="31.787cm" svg:y="4.04cm" svg:viewBox="0 0 4800 2701" draw:points="0,1636 3122,2701 4800,915 1831,0">
          <text:p/>
        </draw:polygon>
        <draw:polyline draw:style-name="gr7" draw:text-style-name="P3" draw:layer="layout" svg:width="4.799cm" svg:height="2.7cm" svg:x="31.787cm" svg:y="4.04cm" svg:viewBox="0 0 4800 2701" draw:points="0,1636 3122,2701 4800,915 1831,0">
          <text:p/>
        </draw:polyline>
        <draw:line draw:style-name="gr8" draw:text-style-name="P3" draw:layer="layout" svg:x1="31.787cm" svg:y1="5.675cm" svg:x2="34.91cm" svg:y2="6.741cm">
          <text:p/>
        </draw:line>
        <draw:polyline draw:style-name="gr9" draw:text-style-name="P3" draw:layer="layout" svg:width="1.806cm" svg:height="4.803cm" svg:x="32.328cm" svg:y="1.057cm" svg:viewBox="0 0 1807 4804" draw:points="0,4804 1807,3143 1803,0">
          <text:p/>
        </draw:polyline>
        <draw:polyline draw:style-name="gr9" draw:text-style-name="P3" draw:layer="layout" svg:width="1.802cm" svg:height="4.881cm" svg:x="33.312cm" svg:y="1.315cm" svg:viewBox="0 0 1803 4882" draw:points="0,4882 1760,3173 1803,0">
          <text:p/>
        </draw:polyline>
        <draw:polyline draw:style-name="gr9" draw:text-style-name="P3" draw:layer="layout" svg:width="1.802cm" svg:height="4.96cm" svg:x="34.325cm" svg:y="1.581cm" svg:viewBox="0 0 1803 4961" draw:points="0,4961 1709,3204 1803,0">
          <text:p/>
        </draw:polyline>
        <draw:line draw:style-name="gr8" draw:text-style-name="P3" draw:layer="layout" svg:x1="32.345cm" svg:y1="5.846cm" svg:x2="32.297cm" svg:y2="5.89cm">
          <text:p/>
        </draw:line>
        <draw:frame draw:style-name="gr10" draw:text-style-name="P7" draw:layer="layout" svg:width="0.984cm" svg:height="0.788cm" svg:x="29.186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33.328cm" svg:y1="6.181cm" svg:x2="33.282cm" svg:y2="6.226cm">
          <text:p/>
        </draw:line>
        <draw:frame draw:style-name="gr10" draw:text-style-name="P7" draw:layer="layout" svg:width="0.705cm" svg:height="0.788cm" svg:x="32.119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34.341cm" svg:y1="6.526cm" svg:x2="34.296cm" svg:y2="6.573cm">
          <text:p/>
        </draw:line>
        <draw:frame draw:style-name="gr10" draw:text-style-name="P7" draw:layer="layout" svg:width="0.705cm" svg:height="0.788cm" svg:x="33.016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36.587cm" svg:y1="4.954cm" svg:x2="34.909cm" svg:y2="6.741cm">
          <text:p/>
        </draw:line>
        <draw:polyline draw:style-name="gr9" draw:text-style-name="P3" draw:layer="layout" svg:width="3.205cm" svg:height="4.296cm" svg:x="32.025cm" svg:y="2.102cm" svg:viewBox="0 0 3206 4297" draw:points="0,0 112,3262 3206,4297">
          <text:p/>
        </draw:polyline>
        <draw:polyline draw:style-name="gr9" draw:text-style-name="P3" draw:layer="layout" svg:width="3.121cm" svg:height="4.193cm" svg:x="32.659cm" svg:y="1.62cm" svg:viewBox="0 0 3122 4194" draw:points="0,0 78,3208 3122,4194">
          <text:p/>
        </draw:polyline>
        <draw:polyline draw:style-name="gr9" draw:text-style-name="P3" draw:layer="layout" svg:width="3.041cm" svg:height="4.094cm" svg:x="33.262cm" svg:y="1.162cm" svg:viewBox="0 0 3042 4095" draw:points="0,0 46,3156 3042,4095">
          <text:p/>
        </draw:polyline>
        <draw:line draw:style-name="gr8" draw:text-style-name="P3" draw:layer="layout" svg:x1="35.204cm" svg:y1="6.389cm" svg:x2="35.283cm" svg:y2="6.416cm">
          <text:p/>
        </draw:line>
        <draw:frame draw:style-name="gr10" draw:text-style-name="P7" draw:layer="layout" svg:width="0.705cm" svg:height="0.788cm" svg:x="34.047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35.755cm" svg:y1="5.804cm" svg:x2="35.832cm" svg:y2="5.83cm">
          <text:p/>
        </draw:line>
        <draw:frame draw:style-name="gr10" draw:text-style-name="P7" draw:layer="layout" svg:width="0.705cm" svg:height="0.788cm" svg:x="35.278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36.278cm" svg:y1="5.248cm" svg:x2="36.354cm" svg:y2="5.272cm">
          <text:p/>
        </draw:line>
        <draw:frame draw:style-name="gr10" draw:text-style-name="P7" draw:layer="layout" svg:width="0.705cm" svg:height="0.788cm" svg:x="35.738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36.586cm" svg:y1="4.955cm" svg:x2="36.711cm" svg:y2="1.735cm">
          <text:p/>
        </draw:line>
        <draw:polyline draw:style-name="gr9" draw:text-style-name="P3" draw:layer="layout" svg:width="4.804cm" svg:height="1.633cm" svg:x="31.784cm" svg:y="3.98cm" svg:viewBox="0 0 4805 1634" draw:points="4805,914 1834,0 0,1634">
          <text:p/>
        </draw:polyline>
        <draw:polyline draw:style-name="gr9" draw:text-style-name="P3" draw:layer="layout" svg:width="4.851cm" svg:height="1.603cm" svg:x="31.76cm" svg:y="3.403cm" svg:viewBox="0 0 4852 1604" draw:points="4852,897 1852,0 0,1604">
          <text:p/>
        </draw:polyline>
        <draw:polyline draw:style-name="gr9" draw:text-style-name="P3" draw:layer="layout" svg:width="4.899cm" svg:height="1.573cm" svg:x="31.735cm" svg:y="2.814cm" svg:viewBox="0 0 4900 1574" draw:points="4900,879 1873,0 0,1574">
          <text:p/>
        </draw:polyline>
        <draw:polyline draw:style-name="gr9" draw:text-style-name="P3" draw:layer="layout" svg:width="4.949cm" svg:height="1.542cm" svg:x="31.709cm" svg:y="2.214cm" svg:viewBox="0 0 4950 1543" draw:points="4950,862 1893,0 0,1543">
          <text:p/>
        </draw:polyline>
        <draw:polyline draw:style-name="gr9" draw:text-style-name="P3" draw:layer="layout" svg:width="4.999cm" svg:height="1.508cm" svg:x="31.683cm" svg:y="1.603cm" svg:viewBox="0 0 5000 1509" draw:points="5000,843 1913,0 0,1509">
          <text:p/>
        </draw:polyline>
        <draw:polyline draw:style-name="gr9" draw:text-style-name="P3" draw:layer="layout" svg:width="5.05cm" svg:height="1.473cm" svg:x="31.657cm" svg:y="0.98cm" svg:viewBox="0 0 5051 1474" draw:points="5051,822 1933,0 0,1474">
          <text:p/>
        </draw:polyline>
        <draw:line draw:style-name="gr8" draw:text-style-name="P3" draw:layer="layout" svg:x1="36.563cm" svg:y1="4.885cm" svg:x2="36.639cm" svg:y2="4.909cm">
          <text:p/>
        </draw:line>
        <draw:frame draw:style-name="gr10" draw:text-style-name="P7" draw:layer="layout" svg:width="0.705cm" svg:height="0.788cm" svg:x="36.276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36.586cm" svg:y1="4.291cm" svg:x2="36.662cm" svg:y2="4.315cm">
          <text:p/>
        </draw:line>
        <draw:line draw:style-name="gr8" draw:text-style-name="P3" draw:layer="layout" svg:x1="36.609cm" svg:y1="3.686cm" svg:x2="36.686cm" svg:y2="3.709cm">
          <text:p/>
        </draw:line>
        <draw:line draw:style-name="gr8" draw:text-style-name="P3" draw:layer="layout" svg:x1="36.633cm" svg:y1="3.068cm" svg:x2="36.71cm" svg:y2="3.091cm">
          <text:p/>
        </draw:line>
        <draw:line draw:style-name="gr8" draw:text-style-name="P3" draw:layer="layout" svg:x1="36.657cm" svg:y1="2.438cm" svg:x2="36.735cm" svg:y2="2.46cm">
          <text:p/>
        </draw:line>
        <draw:line draw:style-name="gr8" draw:text-style-name="P3" draw:layer="layout" svg:x1="36.681cm" svg:y1="1.795cm" svg:x2="36.761cm" svg:y2="1.817cm">
          <text:p/>
        </draw:line>
        <draw:frame draw:style-name="gr10" draw:text-style-name="P7" draw:layer="layout" svg:width="0.984cm" svg:height="0.788cm" svg:x="36.597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85cm" svg:x="33.531cm" svg:y="4.071cm" svg:viewBox="0 0 742 286" draw:points="0,55 742,286 742,230 0,0">
          <text:p/>
        </draw:polygon>
        <draw:polygon draw:style-name="gr12" draw:text-style-name="P9" draw:layer="layout" svg:width="0.449cm" svg:height="0.456cm" svg:x="33.082cm" svg:y="4.071cm" svg:viewBox="0 0 450 457" draw:points="1,457 450,55 450,0 0,401">
          <text:p/>
        </draw:polygon>
        <draw:polygon draw:style-name="gr13" draw:text-style-name="P10" draw:layer="layout" svg:width="1.189cm" svg:height="0.639cm" svg:x="33.083cm" svg:y="4.126cm" svg:viewBox="0 0 1190 640" draw:points="0,402 750,640 1190,231 448,0">
          <text:p/>
        </draw:polygon>
        <draw:polygon draw:style-name="gr13" draw:text-style-name="P10" draw:layer="layout" svg:width="1.19cm" svg:height="0.638cm" svg:x="33.082cm" svg:y="4.071cm" svg:viewBox="0 0 1191 639" draw:points="0,401 750,639 1191,230 449,0">
          <text:p/>
        </draw:polygon>
        <draw:polygon draw:style-name="gr12" draw:text-style-name="P9" draw:layer="layout" svg:width="0.44cm" svg:height="0.465cm" svg:x="33.832cm" svg:y="4.3cm" svg:viewBox="0 0 441 466" draw:points="1,466 441,56 441,0 0,410">
          <text:p/>
        </draw:polygon>
        <draw:polygon draw:style-name="gr11" draw:text-style-name="P8" draw:layer="layout" svg:width="0.751cm" svg:height="0.294cm" svg:x="33.082cm" svg:y="4.471cm" svg:viewBox="0 0 752 295" draw:points="1,56 752,295 751,239 0,0">
          <text:p/>
        </draw:polygon>
        <draw:polygon draw:style-name="gr11" draw:text-style-name="P8" draw:layer="layout" svg:width="0.754cm" svg:height="0.347cm" svg:x="32.966cm" svg:y="4.523cm" svg:viewBox="0 0 755 348" draw:points="2,106 755,348 754,241 0,0">
          <text:p/>
        </draw:polygon>
        <draw:polygon draw:style-name="gr12" draw:text-style-name="P9" draw:layer="layout" svg:width="0.474cm" svg:height="0.527cm" svg:x="32.494cm" svg:y="4.523cm" svg:viewBox="0 0 475 528" draw:points="4,528 475,106 473,0 0,419">
          <text:p/>
        </draw:polygon>
        <draw:polygon draw:style-name="gr13" draw:text-style-name="P10" draw:layer="layout" svg:width="1.222cm" svg:height="0.671cm" svg:x="32.498cm" svg:y="4.629cm" svg:viewBox="0 0 1223 672" draw:points="0,422 761,672 1223,241 470,0">
          <text:p/>
        </draw:polygon>
        <draw:polygon draw:style-name="gr13" draw:text-style-name="P10" draw:layer="layout" svg:width="1.225cm" svg:height="0.668cm" svg:x="32.494cm" svg:y="4.523cm" svg:viewBox="0 0 1226 669" draw:points="0,419 764,669 1226,240 472,0">
          <text:p/>
        </draw:polygon>
        <draw:polygon draw:style-name="gr12" draw:text-style-name="P9" draw:layer="layout" svg:width="0.462cm" svg:height="0.537cm" svg:x="33.258cm" svg:y="4.763cm" svg:viewBox="0 0 463 538" draw:points="1,538 463,107 462,0 0,429">
          <text:p/>
        </draw:polygon>
        <draw:polygon draw:style-name="gr11" draw:text-style-name="P8" draw:layer="layout" svg:width="0.765cm" svg:height="0.358cm" svg:x="32.494cm" svg:y="4.942cm" svg:viewBox="0 0 766 359" draw:points="4,108 766,359 765,250 0,0">
          <text:p/>
        </draw:polygon>
        <draw:polygon draw:style-name="gr13" draw:text-style-name="P10" draw:layer="layout" svg:width="1.258cm" svg:height="0.704cm" svg:x="31.883cm" svg:y="5.157cm" svg:viewBox="0 0 1259 705" draw:points="0,442 775,705 1259,254 495,0">
          <text:p/>
        </draw:polygon>
        <draw:polygon draw:style-name="gr11" draw:text-style-name="P8" draw:layer="layout" svg:width="0.853cm" svg:height="3.187cm" svg:x="32.288cm" svg:y="2.223cm" svg:viewBox="0 0 854 3188" draw:points="89,2935 854,3188 802,230 0,0">
          <text:p/>
        </draw:polygon>
        <draw:polygon draw:style-name="gr12" draw:text-style-name="P9" draw:layer="layout" svg:width="0.609cm" svg:height="3.375cm" svg:x="31.768cm" svg:y="2.223cm" svg:viewBox="0 0 610 3376" draw:points="115,3376 610,2935 521,0 0,402">
          <text:p/>
        </draw:polygon>
        <draw:polygon draw:style-name="gr12" draw:text-style-name="P9" draw:layer="layout" svg:width="0.562cm" svg:height="3.408cm" svg:x="32.579cm" svg:y="2.453cm" svg:viewBox="0 0 563 3409" draw:points="78,3409 563,2958 511,0 0,411">
          <text:p/>
        </draw:polygon>
        <draw:polygon draw:style-name="gr11" draw:text-style-name="P8" draw:layer="layout" svg:width="0.889cm" svg:height="3.236cm" svg:x="31.768cm" svg:y="2.625cm" svg:viewBox="0 0 890 3237" draw:points="115,2974 890,3237 812,239 0,0">
          <text:p/>
        </draw:polygon>
        <draw:polygon draw:style-name="gr13" draw:text-style-name="P10" draw:layer="layout" svg:width="1.321cm" svg:height="0.641cm" svg:x="31.768cm" svg:y="2.223cm" svg:viewBox="0 0 1322 642" draw:points="0,403 812,642 1322,231 520,0">
          <text:p/>
        </draw:polygon>
        <draw:polygon draw:style-name="gr14" draw:text-style-name="P11" draw:layer="layout" svg:width="0.769cm" svg:height="0.695cm" svg:x="34.46cm" svg:y="3.955cm" svg:viewBox="0 0 770 696" draw:points="0,459 762,696 770,233 2,0">
          <text:p/>
        </draw:polygon>
        <draw:polygon draw:style-name="gr15" draw:text-style-name="P12" draw:layer="layout" svg:width="0.441cm" svg:height="0.871cm" svg:x="34.021cm" svg:y="3.955cm" svg:viewBox="0 0 442 872" draw:points="2,872 440,459 442,0 0,406">
          <text:p/>
        </draw:polygon>
        <draw:polygon draw:style-name="gr16" draw:text-style-name="P13" draw:layer="layout" svg:width="1.198cm" svg:height="0.657cm" svg:x="34.023cm" svg:y="4.414cm" svg:viewBox="0 0 1199 658" draw:points="0,412 772,658 1199,236 438,0">
          <text:p/>
        </draw:polygon>
        <draw:polygon draw:style-name="gr16" draw:text-style-name="P13" draw:layer="layout" svg:width="1.208cm" svg:height="0.648cm" svg:x="34.021cm" svg:y="3.955cm" svg:viewBox="0 0 1209 649" draw:points="0,407 778,649 1209,233 442,0">
          <text:p/>
        </draw:polygon>
        <draw:polygon draw:style-name="gr15" draw:text-style-name="P12" draw:layer="layout" svg:width="0.435cm" svg:height="0.883cm" svg:x="34.794cm" svg:y="4.188cm" svg:viewBox="0 0 436 884" draw:points="0,884 428,462 436,0 4,415">
          <text:p/>
        </draw:polygon>
        <draw:polygon draw:style-name="gr14" draw:text-style-name="P11" draw:layer="layout" svg:width="0.777cm" svg:height="0.71cm" svg:x="34.021cm" svg:y="4.361cm" svg:viewBox="0 0 778 711" draw:points="2,466 774,711 778,242 0,0">
          <text:p/>
        </draw:polygon>
        <draw:polygon draw:style-name="gr14" draw:text-style-name="P11" draw:layer="layout" svg:width="0.788cm" svg:height="1.429cm" svg:x="33.905cm" svg:y="3.749cm" svg:viewBox="0 0 789 1430" draw:points="6,1182 781,1430 789,239 0,0">
          <text:p/>
        </draw:polygon>
        <draw:polygon draw:style-name="gr16" draw:text-style-name="P13" draw:layer="layout" svg:width="1.233cm" svg:height="0.689cm" svg:x="33.452cm" svg:y="4.931cm" svg:viewBox="0 0 1234 690" draw:points="0,433 785,690 1234,248 460,0">
          <text:p/>
        </draw:polygon>
        <draw:polygon draw:style-name="gr15" draw:text-style-name="P12" draw:layer="layout" svg:width="0.474cm" svg:height="1.614cm" svg:x="33.437cm" svg:y="3.749cm" svg:viewBox="0 0 475 1615" draw:points="15,1615 475,1183 469,0 0,418">
          <text:p/>
        </draw:polygon>
        <draw:polygon draw:style-name="gr15" draw:text-style-name="P12" draw:layer="layout" svg:width="0.457cm" svg:height="1.632cm" svg:x="34.236cm" svg:y="3.988cm" svg:viewBox="0 0 458 1633" draw:points="0,1633 450,1191 458,0 0,427">
          <text:p/>
        </draw:polygon>
        <draw:polygon draw:style-name="gr16" draw:text-style-name="P13" draw:layer="layout" svg:width="1.256cm" svg:height="0.665cm" svg:x="33.437cm" svg:y="3.749cm" svg:viewBox="0 0 1257 666" draw:points="0,417 799,666 1257,239 468,0">
          <text:p/>
        </draw:polygon>
        <draw:polygon draw:style-name="gr14" draw:text-style-name="P11" draw:layer="layout" svg:width="0.799cm" svg:height="1.454cm" svg:x="33.437cm" svg:y="4.166cm" svg:viewBox="0 0 800 1455" draw:points="15,1198 800,1455 800,248 0,0">
          <text:p/>
        </draw:polygon>
        <draw:polygon draw:style-name="gr16" draw:text-style-name="P13" draw:layer="layout" svg:width="1.268cm" svg:height="0.724cm" svg:x="32.853cm" svg:y="5.474cm" svg:viewBox="0 0 1269 725" draw:points="0,453 798,725 1269,259 482,0">
          <text:p/>
        </draw:polygon>
        <draw:polygon draw:style-name="gr14" draw:text-style-name="P11" draw:layer="layout" svg:width="0.806cm" svg:height="1.635cm" svg:x="33.315cm" svg:y="4.098cm" svg:viewBox="0 0 807 1636" draw:points="20,1376 807,1636 805,250 0,0">
          <text:p/>
        </draw:polygon>
        <draw:polygon draw:style-name="gr15" draw:text-style-name="P12" draw:layer="layout" svg:width="0.513cm" svg:height="1.829cm" svg:x="32.822cm" svg:y="4.098cm" svg:viewBox="0 0 514 1830" draw:points="31,1830 514,1377 494,0 0,436">
          <text:p/>
        </draw:polygon>
        <draw:polygon draw:style-name="gr15" draw:text-style-name="P12" draw:layer="layout" svg:width="0.485cm" svg:height="1.85cm" svg:x="33.636cm" svg:y="4.348cm" svg:viewBox="0 0 486 1851" draw:points="15,1851 486,1386 484,0 0,447">
          <text:p/>
        </draw:polygon>
        <draw:polygon draw:style-name="gr14" draw:text-style-name="P11" draw:layer="layout" svg:width="0.828cm" svg:height="1.664cm" svg:x="32.822cm" svg:y="4.534cm" svg:viewBox="0 0 829 1665" draw:points="31,1394 829,1665 815,260 0,0">
          <text:p/>
        </draw:polygon>
        <draw:polygon draw:style-name="gr16" draw:text-style-name="P13" draw:layer="layout" svg:width="1.297cm" svg:height="0.696cm" svg:x="32.822cm" svg:y="4.098cm" svg:viewBox="0 0 1298 697" draw:points="0,437 815,697 1298,250 494,0">
          <text:p/>
        </draw:polygon>
        <draw:polygon draw:style-name="gr19" draw:text-style-name="P16" draw:layer="layout" svg:width="1.207cm" svg:height="0.676cm" svg:x="34.989cm" svg:y="4.709cm" svg:viewBox="0 0 1208 677" draw:points="0,425 794,677 1208,243 425,0">
          <text:p/>
        </draw:polygon>
        <draw:polygon draw:style-name="gr17" draw:text-style-name="P14" draw:layer="layout" svg:width="0.826cm" svg:height="1.585cm" svg:x="35.414cm" svg:y="3.367cm" svg:viewBox="0 0 827 1586" draw:points="0,1343 783,1586 827,232 26,0">
          <text:p/>
        </draw:polygon>
        <draw:polygon draw:style-name="gr18" draw:text-style-name="P15" draw:layer="layout" svg:width="0.451cm" svg:height="1.766cm" svg:x="34.989cm" svg:y="3.367cm" svg:viewBox="0 0 452 1767" draw:points="0,1767 426,1343 452,0 17,406">
          <text:p/>
        </draw:polygon>
        <draw:polygon draw:style-name="gr18" draw:text-style-name="P15" draw:layer="layout" svg:width="0.458cm" svg:height="1.786cm" svg:x="35.782cm" svg:y="3.599cm" svg:viewBox="0 0 459 1787" draw:points="0,1787 415,1354 459,0 35,416">
          <text:p/>
        </draw:polygon>
        <draw:polygon draw:style-name="gr17" draw:text-style-name="P14" draw:layer="layout" svg:width="0.828cm" svg:height="1.612cm" svg:x="34.989cm" svg:y="3.773cm" svg:viewBox="0 0 829 1613" draw:points="0,1361 794,1613 829,242 17,0">
          <text:p/>
        </draw:polygon>
        <draw:polygon draw:style-name="gr19" draw:text-style-name="P16" draw:layer="layout" svg:width="1.234cm" svg:height="0.648cm" svg:x="35.006cm" svg:y="3.367cm" svg:viewBox="0 0 1235 649" draw:points="0,407 812,649 1235,233 435,0">
          <text:p/>
        </draw:polygon>
        <draw:polygon draw:style-name="gr17" draw:text-style-name="P14" draw:layer="layout" svg:width="0.818cm" svg:height="1.189cm" svg:x="34.881cm" svg:y="4.306cm" svg:viewBox="0 0 819 1190" draw:points="0,935 796,1190 819,248 10,0">
          <text:p/>
        </draw:polygon>
        <draw:polygon draw:style-name="gr19" draw:text-style-name="P16" draw:layer="layout" svg:width="1.241cm" svg:height="0.709cm" svg:x="34.435cm" svg:y="5.241cm" svg:viewBox="0 0 1242 710" draw:points="0,445 806,710 1242,255 446,0">
          <text:p/>
        </draw:polygon>
        <draw:polygon draw:style-name="gr18" draw:text-style-name="P15" draw:layer="layout" svg:width="0.456cm" svg:height="1.379cm" svg:x="34.435cm" svg:y="4.306cm" svg:viewBox="0 0 457 1380" draw:points="0,1380 447,936 457,0 3,433">
          <text:p/>
        </draw:polygon>
        <draw:polygon draw:style-name="gr18" draw:text-style-name="P15" draw:layer="layout" svg:width="0.458cm" svg:height="1.396cm" svg:x="35.241cm" svg:y="4.554cm" svg:viewBox="0 0 459 1397" draw:points="0,1397 436,942 459,0 16,444">
          <text:p/>
        </draw:polygon>
        <draw:polygon draw:style-name="gr19" draw:text-style-name="P16" draw:layer="layout" svg:width="1.261cm" svg:height="0.691cm" svg:x="34.438cm" svg:y="4.306cm" svg:viewBox="0 0 1262 692" draw:points="0,434 820,692 1262,249 454,0">
          <text:p/>
        </draw:polygon>
        <draw:polygon draw:style-name="gr17" draw:text-style-name="P14" draw:layer="layout" svg:width="0.822cm" svg:height="1.211cm" svg:x="34.435cm" svg:y="4.739cm" svg:viewBox="0 0 823 1212" draw:points="0,947 807,1212 823,258 3,0">
          <text:p/>
        </draw:polygon>
        <draw:polygon draw:style-name="gr17" draw:text-style-name="P14" draw:layer="layout" svg:width="0.82cm" svg:height="1.005cm" svg:x="34.321cm" svg:y="5.062cm" svg:viewBox="0 0 821 1006" draw:points="0,738 810,1006 821,262 1,0">
          <text:p/>
        </draw:polygon>
        <draw:polygon draw:style-name="gr19" draw:text-style-name="P16" draw:layer="layout" svg:width="1.278cm" svg:height="0.746cm" svg:x="33.852cm" svg:y="5.799cm" svg:viewBox="0 0 1279 747" draw:points="0,467 820,747 1279,268 469,0">
          <text:p/>
        </draw:polygon>
        <draw:polygon draw:style-name="gr18" draw:text-style-name="P15" draw:layer="layout" svg:width="0.475cm" svg:height="1.204cm" svg:x="33.847cm" svg:y="5.062cm" svg:viewBox="0 0 476 1205" draw:points="5,1205 475,738 476,0 0,459">
          <text:p/>
        </draw:polygon>
        <draw:polygon draw:style-name="gr18" draw:text-style-name="P15" draw:layer="layout" svg:width="0.469cm" svg:height="1.221cm" svg:x="34.672cm" svg:y="5.324cm" svg:viewBox="0 0 470 1222" draw:points="0,1222 459,744 470,0 6,470">
          <text:p/>
        </draw:polygon>
        <draw:polygon draw:style-name="gr19" draw:text-style-name="P16" draw:layer="layout" svg:width="1.294cm" svg:height="0.731cm" svg:x="33.847cm" svg:y="5.062cm" svg:viewBox="0 0 1295 732" draw:points="0,459 832,732 1295,262 476,0">
          <text:p/>
        </draw:polygon>
        <draw:polygon draw:style-name="gr17" draw:text-style-name="P14" draw:layer="layout" svg:width="0.831cm" svg:height="1.025cm" svg:x="33.847cm" svg:y="5.52cm" svg:viewBox="0 0 832 1026" draw:points="5,747 826,1026 832,274 0,0">
          <text:p/>
        </draw:polygon>
        <draw:frame draw:style-name="gr10" draw:text-style-name="P7" draw:layer="layout" svg:width="0.984cm" svg:height="0.788cm" svg:x="36.73cm" svg:y="1.377cm">
          <draw:text-box>
            <text:p text:style-name="P6"><text:span text:style-name="T1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8.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8:01:45.662749124</dc:date>
    <dc:creator>Edwin Simpson</dc:creator>
    <meta:editing-duration>PT4M1S</meta:editing-duration>
    <meta:editing-cycles>1</meta:editing-cycles>
    <meta:document-statistic meta:object-count="481"/>
    <meta:generator>LibreOffice/6.1.2.1$Linux_X86_64 LibreOffice_project/65905a128db06ba48db947242809d14d3f9a93fe</meta:generator>
  </office:meta>
</office:document-meta>
</file>